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6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84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166cm"/>
    </style:style>
    <style:style style:name="co14" style:family="table-column">
      <style:table-column-properties fo:break-before="auto" style:column-width="2.226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182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2.817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967cm"/>
    </style:style>
    <style:style style:name="co21" style:family="table-column">
      <style:table-column-properties fo:break-before="auto" style:column-width="0.868cm"/>
    </style:style>
    <style:style style:name="co22" style:family="table-column">
      <style:table-column-properties fo:break-before="auto" style:column-width="1.97cm"/>
    </style:style>
    <style:style style:name="co23" style:family="table-column">
      <style:table-column-properties fo:break-before="auto" style:column-width="2.422cm"/>
    </style:style>
    <style:style style:name="co24" style:family="table-column">
      <style:table-column-properties fo:break-before="auto" style:column-width="2.265cm"/>
    </style:style>
    <style:style style:name="co25" style:family="table-column">
      <style:table-column-properties fo:break-before="auto" style:column-width="2.561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1.459cm"/>
    </style:style>
    <style:style style:name="co28" style:family="table-column">
      <style:table-column-properties fo:break-before="auto" style:column-width="1.773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1.222cm"/>
    </style:style>
    <style:style style:name="co31" style:family="table-column">
      <style:table-column-properties fo:break-before="auto" style:column-width="0.67cm"/>
    </style:style>
    <style:style style:name="co32" style:family="table-column">
      <style:table-column-properties fo:break-before="auto" style:column-width="1.91cm"/>
    </style:style>
    <style:style style:name="co33" style:family="table-column">
      <style:table-column-properties fo:break-before="auto" style:column-width="1.379cm"/>
    </style:style>
    <style:style style:name="co34" style:family="table-column">
      <style:table-column-properties fo:break-before="auto" style:column-width="1.438cm"/>
    </style:style>
    <style:style style:name="co35" style:family="table-column">
      <style:table-column-properties fo:break-before="auto" style:column-width="2.304cm"/>
    </style:style>
    <style:style style:name="co36" style:family="table-column">
      <style:table-column-properties fo:break-before="auto" style:column-width="1.891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1.577cm"/>
    </style:style>
    <style:style style:name="co39" style:family="table-column">
      <style:table-column-properties fo:break-before="auto" style:column-width="2.048cm"/>
    </style:style>
    <style:style style:name="co40" style:family="table-column">
      <style:table-column-properties fo:break-before="auto" style:column-width="1.734cm"/>
    </style:style>
    <style:style style:name="co41" style:family="table-column">
      <style:table-column-properties fo:break-before="auto" style:column-width="5.493cm"/>
    </style:style>
    <style:style style:name="co42" style:family="table-column">
      <style:table-column-properties fo:break-before="auto" style:column-width="3.997cm"/>
    </style:style>
    <style:style style:name="co43" style:family="table-column">
      <style:table-column-properties fo:break-before="auto" style:column-width="3.406cm"/>
    </style:style>
    <style:style style:name="co44" style:family="table-column">
      <style:table-column-properties fo:break-before="auto" style:column-width="2.935cm"/>
    </style:style>
    <style:style style:name="co45" style:family="table-column">
      <style:table-column-properties fo:break-before="auto" style:column-width="3.447cm"/>
    </style:style>
    <style:style style:name="co46" style:family="table-column">
      <style:table-column-properties fo:break-before="auto" style:column-width="2.521cm"/>
    </style:style>
    <style:style style:name="co47" style:family="table-column">
      <style:table-column-properties fo:break-before="auto" style:column-width="3.642cm"/>
    </style:style>
    <style:style style:name="co48" style:family="table-column">
      <style:table-column-properties fo:break-before="auto" style:column-width="2.501cm"/>
    </style:style>
    <style:style style:name="co49" style:family="table-column">
      <style:table-column-properties fo:break-before="auto" style:column-width="2.482cm"/>
    </style:style>
    <style:style style:name="co50" style:family="table-column">
      <style:table-column-properties fo:break-before="auto" style:column-width="2.796cm"/>
    </style:style>
    <style:style style:name="co51" style:family="table-column">
      <style:table-column-properties fo:break-before="auto" style:column-width="3.367cm"/>
    </style:style>
    <style:style style:name="co52" style:family="table-column">
      <style:table-column-properties fo:break-before="auto" style:column-width="4.646cm"/>
    </style:style>
    <style:style style:name="co53" style:family="table-column">
      <style:table-column-properties fo:break-before="auto" style:column-width="2.164cm"/>
    </style:style>
    <style:style style:name="co54" style:family="table-column">
      <style:table-column-properties fo:break-before="auto" style:column-width="1.87cm"/>
    </style:style>
    <style:style style:name="co55" style:family="table-column">
      <style:table-column-properties fo:break-before="auto" style:column-width="1.849cm"/>
    </style:style>
    <style:style style:name="co56" style:family="table-column">
      <style:table-column-properties fo:break-before="auto" style:column-width="1.356cm"/>
    </style:style>
    <style:style style:name="co57" style:family="table-column">
      <style:table-column-properties fo:break-before="auto" style:column-width="1.554cm"/>
    </style:style>
    <style:style style:name="co58" style:family="table-column">
      <style:table-column-properties fo:break-before="auto" style:column-width="1.829cm"/>
    </style:style>
    <style:style style:name="co59" style:family="table-column">
      <style:table-column-properties fo:break-before="auto" style:column-width="1.573cm"/>
    </style:style>
    <style:style style:name="co60" style:family="table-column">
      <style:table-column-properties fo:break-before="auto" style:column-width="1.281cm"/>
    </style:style>
    <style:style style:name="co61" style:family="table-column">
      <style:table-column-properties fo:break-before="auto" style:column-width="1.219cm"/>
    </style:style>
    <style:style style:name="co62" style:family="table-column">
      <style:table-column-properties fo:break-before="auto" style:column-width="1.341cm"/>
    </style:style>
    <style:style style:name="co63" style:family="table-column">
      <style:table-column-properties fo:break-before="auto" style:column-width="3.935cm"/>
    </style:style>
    <style:style style:name="co64" style:family="table-column">
      <style:table-column-properties fo:break-before="auto" style:column-width="3.66cm"/>
    </style:style>
    <style:style style:name="co65" style:family="table-column">
      <style:table-column-properties fo:break-before="auto" style:column-width="3.683cm"/>
    </style:style>
    <style:style style:name="co66" style:family="table-column">
      <style:table-column-properties fo:break-before="auto" style:column-width="1.556cm"/>
    </style:style>
    <style:style style:name="co67" style:family="table-column">
      <style:table-column-properties fo:break-before="auto" style:column-width="1.36cm"/>
    </style:style>
    <style:style style:name="co68" style:family="table-column">
      <style:table-column-properties fo:break-before="auto" style:column-width="1.695cm"/>
    </style:style>
    <style:style style:name="co69" style:family="table-column">
      <style:table-column-properties fo:break-before="auto" style:column-width="3.42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map style:condition="cell-content()='Low'" style:apply-style-name="Green" style:base-cell-address="Weapons.H9"/>
      <style:map style:condition="cell-content()='High'" style:apply-style-name="Red" style:base-cell-address="Weapons.H9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"/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2"/>
    <style:style style:name="ce9" style:family="table-cell" style:parent-style-name="Default" style:data-style-name="N0"/>
    <style:style style:name="ce10" style:family="table-cell" style:parent-style-name="Default">
      <style:table-cell-properties fo:border-bottom="0.002cm solid #000000" fo:background-color="#cc99ff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0.002cm solid #000000" fo:background-color="#99cccc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 style:data-style-name="N8106">
      <style:map style:condition="cell-content()&lt;1" style:apply-style-name="Red" style:base-cell-address="Armors.D12"/>
      <style:map style:condition="cell-content()&gt;1" style:apply-style-name="Green" style:base-cell-address="Armors.D12"/>
    </style:style>
    <style:style style:name="ce18" style:family="table-cell" style:parent-style-name="Default">
      <style:map style:condition="cell-content()&lt;1" style:apply-style-name="Red" style:base-cell-address="Armors.C3"/>
    </style:style>
    <style:style style:name="ce19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ackground-color="#ff808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99cc99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26" style:family="table-cell" style:parent-style-name="Default" style:data-style-name="N11">
      <style:table-cell-properties fo:background-color="#99cc99"/>
    </style:style>
    <style:style style:name="ce27" style:family="table-cell" style:parent-style-name="Default">
      <style:table-cell-properties fo:background-color="#99cc99" style:text-align-source="fix" style:repeat-content="false"/>
      <style:paragraph-properties fo:text-align="end" fo:margin-left="0cm"/>
    </style:style>
    <style:style style:name="ce28" style:family="table-cell" style:parent-style-name="Default" style:data-style-name="N108"/>
    <style:style style:name="ce2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cc99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cc9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">
      <style:text-properties style:font-name="Arial" style:font-name-asian="Arial Unicode MS" style:font-name-complex="Arial Unicode MS"/>
    </style:style>
  </office:automatic-styles>
  <office:body>
    <office:spreadsheet>
      <table:table table:name="Weap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table:number-columns-spanned="2" table:number-rows-spanned="1">
            <text:p>Weapon Balancing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seline</text:p>
          </table:table-cell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Grenades</text:p>
          </table:table-cell>
        </table:table-row>
        <table:table-row table:style-name="ro1">
          <table:table-cell office:value-type="string">
            <text:p>Concept</text:p>
          </table:table-cell>
          <table:table-cell office:value-type="string">
            <text:p>Accuracy</text:p>
          </table:table-cell>
          <table:table-cell/>
          <table:table-cell table:number-columns-repeated="2"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number-columns-repeated="2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Power</text:p>
          </table:table-cell>
          <table:table-cell/>
          <table:table-cell table:style-name="ce1" office:value-type="string">
            <text:p>High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table:number-columns-repeated="3"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Range</text:p>
          </table:table-cell>
          <table:table-cell/>
          <table:table-cell table:style-name="ce1" office:value-type="string">
            <text:p>One</text:p>
          </table:table-cell>
          <table:table-cell table:number-columns-repeated="2" table:style-name="ce1" office:value-type="string">
            <text:p>Normal</text:p>
          </table:table-cell>
          <table:table-cell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table:style-name="ce1" office:value-type="string">
            <text:p>Unlimited</text:p>
          </table:table-cell>
          <table:table-cell table:number-columns-repeated="2" table:style-name="ce1" office:value-type="string">
            <text:p>Normal</text:p>
          </table:table-cell>
          <table:table-cell table:number-columns-repeated="2" table:style-name="ce1" office:value-type="string">
            <text:p>Low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Weight</text:p>
          </table:table-cell>
          <table:table-cell/>
          <table:table-cell table:number-columns-repeated="2" table:style-name="ce1" office:value-type="string">
            <text:p>Low</text:p>
          </table:table-cell>
          <table:table-cell table:style-name="ce1" office:value-type="string">
            <text:p>Normal</text:p>
          </table:table-cell>
          <table:table-cell office:value-type="string">
            <text:p>Normal</text:p>
          </table:table-cell>
          <table:table-cell table:style-name="ce1" office:value-type="string">
            <text:p>Normal</text:p>
          </table:table-cell>
          <table:table-cell table:style-name="ce1" office:value-type="string">
            <text:p>High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XWC</text:p>
          </table:table-cell>
          <table:table-cell office:value-type="string">
            <text:p>Accuracy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/>
          <table:table-cell office:value-type="string">
            <text:p>T1 Power</text:p>
          </table:table-cell>
          <table:table-cell office:value-type="float" office:value="40">
            <text:p>40</text:p>
          </table:table-cell>
          <table:table-cell table:formula="of:=[.C13]" office:value-type="float" office:value="40">
            <text:p>40</text:p>
          </table:table-cell>
          <table:table-cell table:formula="of:=[.C13]-10" office:value-type="float" office:value="30">
            <text:p>30</text:p>
          </table:table-cell>
          <table:table-cell table:style-name="ce5" table:formula="of:=[.C13]/[.$F$16]" office:value-type="float" office:value="13.3333333333333">
            <text:p>13</text:p>
          </table:table-cell>
          <table:table-cell table:formula="of:=[.H13]/[.$G$16]" office:value-type="float" office:value="10">
            <text:p>10</text:p>
          </table:table-cell>
          <table:table-cell table:formula="of:=[.C13]+10" office:value-type="float" office:value="50">
            <text:p>50</text:p>
          </table:table-cell>
          <table:table-cell table:formula="of:=[.H13]/[.$I$16]"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T2 Power</text:p>
          </table:table-cell>
          <table:table-cell office:value-type="float" office:value="60">
            <text:p>60</text:p>
          </table:table-cell>
          <table:table-cell table:formula="of:=[.D13]+10" office:value-type="float" office:value="50">
            <text:p>50</text:p>
          </table:table-cell>
          <table:table-cell table:formula="of:=[.E13]+10" office:value-type="float" office:value="40">
            <text:p>40</text:p>
          </table:table-cell>
          <table:table-cell table:style-name="ce5" table:formula="of:=[.C14]/[.$F$16]" office:value-type="float" office:value="20">
            <text:p>20</text:p>
          </table:table-cell>
          <table:table-cell table:formula="of:=[.H14]/[.$G$16]" office:value-type="float" office:value="14">
            <text:p>14</text:p>
          </table:table-cell>
          <table:table-cell table:formula="of:=[.C14]+10" office:value-type="float" office:value="70">
            <text:p>70</text:p>
          </table:table-cell>
          <table:table-cell table:formula="of:=[.H14]/[.$I$16]"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string">
            <text:p>T3 Power</text:p>
          </table:table-cell>
          <table:table-cell office:value-type="float" office:value="80">
            <text:p>80</text:p>
          </table:table-cell>
          <table:table-cell table:formula="of:=[.D14]+10" office:value-type="float" office:value="60">
            <text:p>60</text:p>
          </table:table-cell>
          <table:table-cell table:formula="of:=[.E14]+10" office:value-type="float" office:value="50">
            <text:p>50</text:p>
          </table:table-cell>
          <table:table-cell table:style-name="ce5" table:formula="of:=[.C15]/[.$F$16]" office:value-type="float" office:value="26.6666666666667">
            <text:p>27</text:p>
          </table:table-cell>
          <table:table-cell table:formula="of:=[.H15]/[.$G$16]" office:value-type="float" office:value="18">
            <text:p>18</text:p>
          </table:table-cell>
          <table:table-cell table:formula="of:=[.C15]+10" office:value-type="float" office:value="90">
            <text:p>90</text:p>
          </table:table-cell>
          <table:table-cell table:formula="of:=[.H15]/[.$I$16]"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Bullets/Hit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Range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Weight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Ammo Wgt.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EU2012</text:p>
          </table:table-cell>
          <table:table-cell office:value-type="string">
            <text:p>T1 Power</text:p>
          </table:table-cell>
          <table:table-cell table:number-columns-repeated="2"/>
          <table:table-cell table:style-name="ce2" office:value-type="string">
            <text:p>1-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 office:value-type="string">
            <text:p>0-10%</text:p>
          </table:table-cell>
          <table:table-cell table:style-name="ce6" office:value-type="percentage" office:value="0.1">
            <text:p>10,00%</text:p>
          </table:table-cell>
          <table:table-cell table:style-name="ce6" office:value-type="percentage" office:value="0.2">
            <text:p>20,00%</text:p>
          </table:table-cell>
          <table:table-cell table:style-name="ce3" office:value-type="string">
            <text:p>25-35%</text:p>
          </table:table-cell>
          <table:table-cell table:style-name="ce6" office:value-type="percentage" office:value="0">
            <text:p>0,00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XCOM2</text:p>
          </table:table-cell>
          <table:table-cell office:value-type="string">
            <text:p>T1 Power</text:p>
          </table:table-cell>
          <table:table-cell/>
          <table:table-cell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3"/>
          <table:table-cell table:style-name="ce6"/>
          <table:table-cell table:style-name="ce7" office:value-type="string">
            <text:p>10-20%</text:p>
          </table:table-cell>
          <table:table-cell table:style-name="ce3" office:value-type="string">
            <text:p>10-15%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>
            <text:p>Shred</text:p>
          </table:table-cell>
          <table:table-cell/>
          <table:table-cell table:number-columns-repeated="5" office:value-type="float" office:value="0">
            <text:p>0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1-2</text:p>
          </table:table-cell>
        </table:table-row>
      </table:table>
      <table:table table:name="Weapons (2)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 table:number-columns-spanned="2" table:number-rows-spanned="1">
            <text:p>Weapon Overview</text:p>
          </table:table-cell>
          <table:covered-table-cell/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owerRed.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1"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number-columns-repeated="2"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40">
            <text:p>40</text:p>
          </table:table-cell>
          <table:table-cell table:number-columns-repeated="2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6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5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6"/>
        </table:table-row>
        <table:table-row table:style-name="ro2">
          <table:table-cell office:value-type="string">
            <text:p>powerRed.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Damage Progression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 table:number-columns-spanned="2" table:number-rows-spanned="1">
            <text:p>#Hits for Killing an alien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Soldiers.E18]" office:value-type="float" office:value="55">
            <text:p>55</text:p>
          </table:table-cell>
          <table:table-cell table:formula="of:=[Soldiers.E21]" office:value-type="float" office:value="0">
            <text:p>0</text:p>
          </table:table-cell>
          <table:table-cell table:formula="of:=[Weapons.H13]" office:value-type="float" office:value="50">
            <text:p>50</text:p>
          </table:table-cell>
          <table:table-cell table:formula="of:=[.D37]-[.C41]" office:value-type="float" office:value="50">
            <text:p>50</text:p>
          </table:table-cell>
          <table:table-cell table:formula="of:=[.B41]/[.E37]" office:value-type="float" office:value="0.6">
            <text:p>0,6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style-name="ce5" table:formula="of:=[Soldiers.F18]" office:value-type="float" office:value="112.5">
            <text:p>113</text:p>
          </table:table-cell>
          <table:table-cell table:formula="of:=[Soldiers.F21]" office:value-type="float" office:value="5">
            <text:p>5</text:p>
          </table:table-cell>
          <table:table-cell table:formula="of:=[Weapons.H14]" office:value-type="float" office:value="70">
            <text:p>70</text:p>
          </table:table-cell>
          <table:table-cell table:formula="of:=[.D38]-[.C42]" office:value-type="float" office:value="50">
            <text:p>50</text:p>
          </table:table-cell>
          <table:table-cell table:formula="of:=[.B42]/[.E38]" office:value-type="float" office:value="3.1">
            <text:p>3,1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Soldiers.G18]" office:value-type="float" office:value="190">
            <text:p>190</text:p>
          </table:table-cell>
          <table:table-cell table:formula="of:=[Soldiers.G21]" office:value-type="float" office:value="10">
            <text:p>10</text:p>
          </table:table-cell>
          <table:table-cell table:formula="of:=[Weapons.H15]" office:value-type="float" office:value="90">
            <text:p>90</text:p>
          </table:table-cell>
          <table:table-cell table:formula="of:=[.D39]-[.C43]" office:value-type="float" office:value="50">
            <text:p>50</text:p>
          </table:table-cell>
          <table:table-cell table:formula="of:=[.B43]/[.E39]" office:value-type="float" office:value="5.6">
            <text:p>5,6</text:p>
          </table:table-cell>
          <table:table-cell/>
        </table:table-row>
        <table:table-row table:style-name="ro1">
          <table:table-cell/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 table:number-columns-spanned="2" table:number-rows-spanned="1">
            <text:p>#Hits for killing a soldier</text:p>
          </table:table-cell>
          <table:covered-table-cell/>
        </table:table-row>
        <table:table-row table:style-name="ro2">
          <table:table-cell table:style-name="ce3" office:value-type="string">
            <text:p>T1</text:p>
          </table:table-cell>
          <table:table-cell table:formula="of:=[Aliens.C16]" office:value-type="float" office:value="30">
            <text:p>30</text:p>
          </table:table-cell>
          <table:table-cell table:formula="of:=[Aliens.C17]" office:value-type="float" office:value="0">
            <text:p>0</text:p>
          </table:table-cell>
          <table:table-cell table:formula="of:=[Aliens.C25]" office:value-type="float" office:value="30">
            <text:p>30</text:p>
          </table:table-cell>
          <table:table-cell table:formula="of:=[.D41]-[.C37]" office:value-type="float" office:value="30">
            <text:p>30</text:p>
          </table:table-cell>
          <table:table-cell table:style-name="ce8" table:formula="of:=[.B37]/[.E41]" office:value-type="float" office:value="1.83333333333333">
            <text:p>1,83</text:p>
          </table:table-cell>
          <table:table-cell/>
        </table:table-row>
        <table:table-row table:style-name="ro2">
          <table:table-cell table:style-name="ce3" office:value-type="string">
            <text:p>T2</text:p>
          </table:table-cell>
          <table:table-cell table:formula="of:=[Aliens.D16]" office:value-type="float" office:value="155">
            <text:p>155</text:p>
          </table:table-cell>
          <table:table-cell table:style-name="ce3" table:formula="of:=[Aliens.D17]" office:value-type="float" office:value="20">
            <text:p>20</text:p>
          </table:table-cell>
          <table:table-cell table:formula="of:=[Aliens.D25]" office:value-type="float" office:value="65">
            <text:p>65</text:p>
          </table:table-cell>
          <table:table-cell table:formula="of:=[.D42]-[.C38]" office:value-type="float" office:value="60">
            <text:p>60</text:p>
          </table:table-cell>
          <table:table-cell table:style-name="ce8" table:formula="of:=[.B38]/[.E42]" office:value-type="float" office:value="1.875">
            <text:p>1,88</text:p>
          </table:table-cell>
          <table:table-cell/>
        </table:table-row>
        <table:table-row table:style-name="ro2">
          <table:table-cell table:style-name="ce3" office:value-type="string">
            <text:p>T3</text:p>
          </table:table-cell>
          <table:table-cell table:formula="of:=[Aliens.E16]" office:value-type="float" office:value="280">
            <text:p>280</text:p>
          </table:table-cell>
          <table:table-cell table:style-name="ce3" table:formula="of:=[Aliens.E17]" office:value-type="float" office:value="40">
            <text:p>40</text:p>
          </table:table-cell>
          <table:table-cell table:formula="of:=[Aliens.E25]" office:value-type="float" office:value="100">
            <text:p>100</text:p>
          </table:table-cell>
          <table:table-cell table:formula="of:=[.D43]-[.C39]" office:value-type="float" office:value="90">
            <text:p>90</text:p>
          </table:table-cell>
          <table:table-cell table:style-name="ce8" table:formula="of:=[.B39]/[.E43]" office:value-type="float" office:value="2.11111111111111">
            <text:p>2,11</text:p>
          </table:table-cell>
          <table:table-cell/>
        </table:table-row>
      </table:table>
      <table:table table:name="Armors" table:style-name="ta1" table:print="false">
        <table:table-column table:style-name="co14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rmors</text:p>
          </table:table-cell>
          <table:table-cell office:value-type="string">
            <text:p>Appli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ier 1</text:p>
          </table:table-cell>
          <table:table-cell office:value-type="string">
            <text:p>Tier 2</text:p>
          </table:table-cell>
          <table:table-cell office:value-type="string">
            <text:p>Tier 3</text:p>
          </table:table-cell>
          <table:table-cell office:value-type="string">
            <text:p>Flying Suit</text:p>
          </table:table-cell>
          <table:table-cell office:value-type="string">
            <text:p>Psi Armor</text:p>
          </table:table-cell>
          <table:table-cell office:value-type="string">
            <text:p>Heavy Armo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</table:table-row>
      </table:table>
      <table:table table:name="Aliens" table:style-name="ta1" table:print="false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9" table:default-cell-style-name="Default"/>
        <table:table-row table:style-name="ro1">
          <table:table-cell office:value-type="string" table:number-columns-spanned="3" table:number-rows-spanned="1">
            <text:p>Aliens (HP, Armor and Damage Output)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Silacoid</text:p>
          </table:table-cell>
          <table:table-cell table:number-columns-repeated="2"/>
          <table:table-cell table:style-name="ce12" office:value-type="string">
            <text:p>Celat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3" office:value-type="string">
            <text:p>Floater</text:p>
          </table:table-cell>
          <table:table-cell table:style-name="ce14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office:value-type="string">
            <text:p>Berserker</text:p>
          </table:table-cell>
          <table:table-cell table:style-name="ce13" office:value-type="string">
            <text:p>Turret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formula="of:=MIN([.F4:.U4])" office:value-type="float" office:value="30">
            <text:p>30</text:p>
          </table:table-cell>
          <table:table-cell table:formula="of:=([.C4]+[.E4])/2" office:value-type="float" office:value="89">
            <text:p>89</text:p>
          </table:table-cell>
          <table:table-cell table:formula="of:=MAX([.F4:.U4])"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/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/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table:formula="of:=MIN([.F8:.U8])" office:value-type="float" office:value="3">
            <text:p>3</text:p>
          </table:table-cell>
          <table:table-cell table:formula="of:=([.C8]+[.E8])/2" office:value-type="float" office:value="16.5">
            <text:p>16,5</text:p>
          </table:table-cell>
          <table:table-cell table:formula="of:=MAX([.F8:.U8])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table:formula="of:=MIN([.F12:.U12])" office:value-type="float" office:value="4">
            <text:p>4</text:p>
          </table:table-cell>
          <table:table-cell table:formula="of:=([.C12]+[.E12])/2" office:value-type="float" office:value="16">
            <text:p>16</text:p>
          </table:table-cell>
          <table:table-cell table:formula="of:=MAX([.F12:.U12])"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3:.U13])" office:value-type="float" office:value="0">
            <text:p>0</text:p>
          </table:table-cell>
          <table:table-cell table:formula="of:=([.C13]+[.E13])/2" office:value-type="float" office:value="3">
            <text:p>3</text:p>
          </table:table-cell>
          <table:table-cell table:formula="of:=MAX([.F13:.U13]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3"/>
          <table:table-cell table:style-name="ce3" office:value-type="string">
            <text:p>3-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2" office:value-type="string">
            <text:p>9-1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2" office:value-type="string">
            <text:p>10-11</text:p>
          </table:table-cell>
          <table:table-cell table:style-name="ce2" office:value-type="string">
            <text:p>5-8</text:p>
          </table:table-cell>
          <table:table-cell table:style-name="ce3" office:value-type="string">
            <text:p>3-4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table:formula="of:=MIN([.F16:.U16])" office:value-type="float" office:value="30">
            <text:p>30</text:p>
          </table:table-cell>
          <table:table-cell table:formula="of:=([.C16]+[.E16])/2" office:value-type="float" office:value="155">
            <text:p>155</text:p>
          </table:table-cell>
          <table:table-cell table:formula="of:=MAX([.F16:.U16])"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7:.U17])" office:value-type="float" office:value="0">
            <text:p>0</text:p>
          </table:table-cell>
          <table:table-cell table:formula="of:=([.C17]+[.E17])/2" office:value-type="float" office:value="20">
            <text:p>20</text:p>
          </table:table-cell>
          <table:table-cell table:formula="of:=MAX([.F17:.U17])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style-name="ce11" office:value-type="string" table:number-columns-spanned="2" table:number-rows-spanned="1">
            <text:p>T1</text:p>
          </table:table-cell>
          <table:covered-table-cell/>
          <table:table-cell table:style-name="ce11" office:value-type="string" table:number-columns-spanned="2" table:number-rows-spanned="1">
            <text:p>T2</text:p>
          </table:table-cell>
          <table:covered-table-cell/>
          <table:table-cell table:style-name="ce11" office:value-type="string">
            <text:p>T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ien Weapons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Laser Pistol</text:p>
          </table:table-cell>
          <table:table-cell office:value-type="string">
            <text:p>Laser Rifle</text:p>
          </table:table-cell>
          <table:table-cell office:value-type="string">
            <text:p>Plasma Pistol</text:p>
          </table:table-cell>
          <table:table-cell office:value-type="string">
            <text:p>Plasma Rifle</text:p>
          </table:table-cell>
          <table:table-cell office:value-type="string">
            <text:p>Heavy Plasma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U2012</text:p>
          </table:table-cell>
          <table:table-cell table:style-name="ce9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XCOM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XWC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11"/>
        </table:table-row>
      </table:table>
      <table:table table:name="Resistances" table:style-name="ta1" table:print="false">
        <table:table-column table:style-name="co31" table:default-cell-style-name="Default"/>
        <table:table-column table:style-name="co32" table:default-cell-style-name="ce15"/>
        <table:table-column table:style-name="co27" table:default-cell-style-name="ce17"/>
        <table:table-column table:style-name="co3" table:default-cell-style-name="ce17"/>
        <table:table-column table:style-name="co33" table:default-cell-style-name="ce17"/>
        <table:table-column table:style-name="co34" table:default-cell-style-name="ce17"/>
        <table:table-column table:style-name="co35" table:default-cell-style-name="ce17"/>
        <table:table-column table:style-name="co36" table:default-cell-style-name="ce17"/>
        <table:table-column table:style-name="co22" table:default-cell-style-name="ce17"/>
        <table:table-column table:style-name="co37" table:default-cell-style-name="ce17"/>
        <table:table-column table:style-name="co38" table:default-cell-style-name="ce17"/>
        <table:table-column table:style-name="co29" table:default-cell-style-name="ce17"/>
        <table:table-column table:style-name="co1" table:default-cell-style-name="ce17"/>
        <table:table-column table:style-name="co17" table:default-cell-style-name="ce17"/>
        <table:table-column table:style-name="co27" table:default-cell-style-name="ce17"/>
        <table:table-column table:style-name="co39" table:default-cell-style-name="ce17"/>
        <table:table-column table:style-name="co28" table:default-cell-style-name="ce17"/>
        <table:table-column table:style-name="co40" table:default-cell-style-name="ce17"/>
        <table:table-row table:style-name="ro1">
          <table:table-cell office:value-type="string" table:number-columns-spanned="3" table:number-rows-spanned="1">
            <text:p>Damage Types</text:p>
          </table:table-cell>
          <table:covered-table-cell table:number-columns-repeated="2" table:style-name="Default"/>
          <table:table-cell table:style-name="Default" table:number-columns-repeated="3"/>
          <table:table-cell table:style-name="Default" office:value-type="string">
            <text:p>Silacoid</text:p>
          </table:table-cell>
          <table:table-cell table:style-name="Default"/>
          <table:table-cell table:style-name="ce12" office:value-type="string">
            <text:p>Celatid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2"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3" office:value-type="string">
            <text:p>And. Shell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Zombie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  <table:table-cell table:style-name="ce13" office:value-type="string">
            <text:p>Tu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.0</text:p>
          </table:table-cell>
          <table:table-cell table:number-columns-repeated="3" office:value-type="float" office:value="1">
            <text:p>1.0</text:p>
          </table:table-cell>
          <table:table-cell/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.0</text:p>
          </table:table-cell>
          <table:table-cell office:value-type="float" office:value="0.6">
            <text:p>0.6</text:p>
          </table:table-cell>
          <table:table-cell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/>
          <table:table-cell office:value-type="float" office:value="0.8">
            <text:p>0.8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7">
            <text:p>0.7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5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 office:value-type="float" office:value="1.2">
            <text:p>1.2</text:p>
          </table:table-cell>
          <table:table-cell/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 office:value-type="float" office:value="1.6">
            <text:p>1.6</text:p>
          </table:table-cell>
          <table:table-cell/>
          <table:table-cell office:value-type="float" office:value="1.6">
            <text:p>1.6</text:p>
          </table:table-cell>
          <table:table-cell office:value-type="float" office:value="1">
            <text:p>1.0</text:p>
          </table:table-cell>
          <table:table-cell table:number-columns-repeated="2" office:value-type="float" office:value="0">
            <text:p>0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.1">
            <text:p>1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 office:value-type="float" office:value="0">
            <text:p>0.0</text:p>
          </table:table-cell>
          <table:table-cell/>
          <table:table-cell table:number-columns-repeated="7" office:value-type="float" office:value="0">
            <text:p>0.0</text:p>
          </table:table-cell>
          <table:table-cell/>
          <table:table-cell table:number-columns-repeated="3" office:value-type="float" office:value="0">
            <text:p>0.0</text:p>
          </table:table-cell>
          <table:table-cell/>
          <table:table-cell table:number-columns-repeated="2" office:value-type="float" office:value="0">
            <text:p>0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office:value-type="float" office:value="1">
            <text:p>1.0</text:p>
          </table:table-cell>
          <table:table-cell/>
          <table:table-cell table:number-columns-repeated="6"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ison</text:p>
          </table:table-cell>
          <table:table-cell office:value-type="float" office:value="1.2">
            <text:p>1.2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</text:p>
          </table:table-cell>
          <table:table-cell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/>
          <table:table-cell office:value-type="float" office:value="1.1">
            <text:p>1.1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.2">
            <text:p>1.2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2">
          <table:table-cell table:style-name="ce15" office:value-type="string" table:number-columns-spanned="2" table:number-rows-spanned="1">
            <text:p>Status FX</text:p>
          </table:table-cell>
          <table:covered-table-cell/>
          <table:table-cell table:style-name="Default" table:number-columns-repeated="15"/>
          <table:table-cell table:style-name="ce8"/>
        </table:table-row>
        <table:table-row table:style-name="ro1">
          <table:table-cell/>
          <table:table-cell office:value-type="string">
            <text:p>Disorient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id Burn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oisoned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hutdown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asis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7"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C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style-name="ce18" office:value-type="float" office:value="0">
            <text:p>0</text:p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/>
          <table:table-cell table:number-columns-repeated="3" table:style-name="ce18" office:value-type="float" office:value="1">
            <text:p>1</text:p>
          </table:table-cell>
          <table:table-cell table:style-name="ce18"/>
          <table:table-cell table:number-columns-repeated="2" table:style-name="ce18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acked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/>
          <table:table-cell table:number-columns-repeated="3" table:style-name="ce18" office:value-type="float" office:value="0">
            <text:p>0</text:p>
          </table:table-cell>
          <table:table-cell table:style-name="ce18"/>
          <table:table-cell table:number-columns-repeated="2" table:style-name="ce18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8" table:number-columns-repeated="16"/>
        </table:table-row>
        <table:table-row table:style-name="ro1">
          <table:table-cell/>
          <table:table-cell table:style-name="ce16" office:value-type="string">
            <text:p>Abilities</text:p>
          </table:table-cell>
          <table:table-cell table:style-name="ce19" office:value-type="string">
            <text:p>Psi</text:p>
          </table:table-cell>
          <table:table-cell table:style-name="ce19"/>
          <table:table-cell table:style-name="ce19" office:value-type="string">
            <text:p>Flying</text:p>
          </table:table-cell>
          <table:table-cell table:style-name="ce19" office:value-type="string">
            <text:p>Big</text:p>
          </table:table-cell>
          <table:table-cell table:style-name="ce19" office:value-type="string">
            <text:p>2-Phase</text:p>
          </table:table-cell>
          <table:table-cell table:style-name="ce19" office:value-type="string">
            <text:p>Fire</text:p>
          </table:table-cell>
          <table:table-cell table:style-name="ce19" office:value-type="string">
            <text:p>Acidspit</text:p>
          </table:table-cell>
          <table:table-cell table:style-name="ce19" office:value-type="string">
            <text:p>Big, Explode</text:p>
          </table:table-cell>
          <table:table-cell table:style-name="ce19" table:number-columns-repeated="2"/>
          <table:table-cell table:style-name="ce19" office:value-type="string">
            <text:p>Psi</text:p>
          </table:table-cell>
          <table:table-cell table:style-name="ce19" office:value-type="string">
            <text:p>Spawn</text:p>
          </table:table-cell>
          <table:table-cell table:style-name="ce19" table:number-columns-repeated="2"/>
          <table:table-cell table:number-columns-repeated="2" table:style-name="ce19" office:value-type="string">
            <text:p>Big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1">
          <table:table-cell/>
          <table:table-cell table:style-name="Default" office:value-type="string">
            <text:p>Dmg. Dealt</text:p>
          </table:table-cell>
          <table:table-cell table:number-columns-repeated="3"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Variable</text:p>
          </table:table-cell>
          <table:table-cell table:style-name="ce8" office:value-type="string">
            <text:p>Melee</text:p>
          </table:table-cell>
          <table:table-cell table:style-name="ce8" office:value-type="string">
            <text:p>Acid</text:p>
          </table:table-cell>
          <table:table-cell table:style-name="ce8" office:value-type="string">
            <text:p>Plasma</text:p>
          </table:table-cell>
          <table:table-cell table:style-name="ce8" office:value-type="string">
            <text:p>Variable</text:p>
          </table:table-cell>
          <table:table-cell table:style-name="ce8"/>
          <table:table-cell table:style-name="ce8" office:value-type="string">
            <text:p>Variable</text:p>
          </table:table-cell>
          <table:table-cell table:number-columns-repeated="2" table:style-name="ce8" office:value-type="string">
            <text:p>Melee</text:p>
          </table:table-cell>
          <table:table-cell table:style-name="ce8"/>
          <table:table-cell table:style-name="ce8" office:value-type="string">
            <text:p>Laser</text:p>
          </table:table-cell>
          <table:table-cell table:style-name="ce8" office:value-type="string">
            <text:p>Projectile</text:p>
          </table:table-cell>
        </table:table-row>
        <table:table-row table:style-name="ro2">
          <table:table-cell/>
          <table:table-cell table:style-name="Default"/>
          <table:table-cell table:style-name="ce8" table:number-columns-repeated="16"/>
        </table:table-row>
        <table:table-row table:style-name="ro2">
          <table:table-cell/>
          <table:table-cell table:style-name="Default" table:number-columns-repeated="17"/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1">
            <text:p>1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</table:table>
      <table:table table:name="Soldiers" table:style-name="ta1" table:print="false">
        <table:table-column table:style-name="co14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6" table:number-columns-repeated="3" table:default-cell-style-name="Default"/>
        <table:table-row table:style-name="ro1">
          <table:table-cell office:value-type="string" table:number-columns-spanned="2" table:number-rows-spanned="1">
            <text:p>Soldier stats</text:p>
          </table:table-cell>
          <table:covered-table-cell/>
          <table:table-cell table:number-columns-repeated="2"/>
          <table:table-cell table:style-name="ce11" office:value-type="string" table:number-columns-spanned="3" table:number-rows-spanned="1">
            <text:p>Including Armor Bonus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>
            <text:p>Start</text:p>
          </table:table-cell>
          <table:table-cell office:value-type="string">
            <text:p>Cap</text:p>
          </table:table-cell>
          <table:table-cell office:value-type="string">
            <text:p>T1 Avg.</text:p>
          </table:table-cell>
          <table:table-cell office:value-type="string">
            <text:p>T2 Avg.</text:p>
          </table:table-cell>
          <table:table-cell office:value-type="string">
            <text:p>T3 Avg.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style-name="ce3" office:value-type="string">
            <text:p>25-4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style-name="ce5" table:formula="of:=([.E3]+[.G3])/2" office:value-type="float" office:value="48.5">
            <text:p>4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style-name="ce3" office:value-type="string">
            <text:p>50-6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style-name="ce5" table:formula="of:=([.E4]+[.G4])/2" office:value-type="float" office:value="67.5">
            <text:p>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Accuracy</text:p>
          </table:table-cell>
          <table:table-cell table:style-name="ce3" office:value-type="string">
            <text:p>40-7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style-name="ce5" table:formula="of:=([.E5]+[.G5])/2" office:value-type="float" office:value="87.5">
            <text:p>8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style-name="ce3"/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5">
            <text:p>5</text:p>
          </table:table-cell>
          <table:table-cell table:style-name="ce2" office:value-type="string">
            <text:p>8-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105</text:p>
          </table:table-cell>
          <table:table-cell office:value-type="float" office:value="65">
            <text:p>65</text:p>
          </table:table-cell>
          <table:table-cell table:style-name="ce5" table:formula="of:=([.E10]+[.G10])/2" office:value-type="float" office:value="77.5">
            <text:p>78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/>
          <table:table-cell table:style-name="ce3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-type="float" office:value="4">
            <text:p>4</text:p>
          </table:table-cell>
          <table:table-cell table:style-name="ce2" office:value-type="string">
            <text:p>8-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Mobility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3" office:value-type="string">
            <text:p>75-90</text:p>
          </table:table-cell>
          <table:table-cell office:value-type="float" office:value="65">
            <text:p>65</text:p>
          </table:table-cell>
          <table:table-cell table:style-name="ce5" table:formula="of:=([.E15]+[.G15])/2" office:value-type="float" office:value="75">
            <text:p>75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[.C18]+[Armors.C12]" office:value-type="float" office:value="55">
            <text:p>55</text:p>
          </table:table-cell>
          <table:table-cell table:style-name="ce5" table:formula="of:=(([.C18]+[.D18])/2)+[Armors.D12]" office:value-type="float" office:value="112.5">
            <text:p>113</text:p>
          </table:table-cell>
          <table:table-cell table:formula="of:=[.D18]+[Armors.E12]" office:value-type="float" office:value="190">
            <text:p>19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curac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formula="of:=[Armors.C1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Deployment" table:style-name="ta1" table:print="false">
        <table:table-column table:style-name="co9" table:default-cell-style-name="Default"/>
        <table:table-column table:style-name="co9" table:default-cell-style-name="ce12"/>
        <table:table-column table:style-name="co26" table:default-cell-style-name="Default"/>
        <table:table-column table:style-name="co25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Month</text:p>
          </table:table-cell>
          <table:table-cell office:value-type="string">
            <text:p>Fixed Weapon</text:p>
          </table:table-cell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hin 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3" office:value-type="string">
            <text:p>Turret</text:p>
          </table:table-cell>
          <table:table-cell table:style-name="ce13" office:value-type="string">
            <text:p>Floa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aper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ce12" office:value-type="string">
            <text:p>Zombie</text:p>
          </table:table-cell>
          <table:table-cell office:value-type="string">
            <text:p>Chryssalid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office:value-type="string">
            <text:p>Muton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3" office:value-type="string">
            <text:p>Cyberdisc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Snakema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Andromedo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Default" office:value-type="string">
            <text:p>Berserker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table:style-name="ce10" office:value-type="string">
            <text:p>Ethereal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Default" office:value-type="string">
            <text:p>Muton Elite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3" office:value-type="string">
            <text:p>Sectopod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</table:table-row>
      </table:table>
      <table:table table:name="Sci. &amp; Eng." table:style-name="ta1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8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>
            <text:p>Bonuses for Corpse/Interrogation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/>
          <table:table-cell table:style-name="ce10" office:value-type="string">
            <text:p>Sectoid</text:p>
          </table:table-cell>
          <table:table-cell table:style-name="ce12" office:value-type="string">
            <text:p>Thin Man</text:p>
          </table:table-cell>
          <table:table-cell table:style-name="ce13" office:value-type="string">
            <text:p>Floater</text:p>
          </table:table-cell>
          <table:table-cell table:style-name="ce12" office:value-type="string">
            <text:p>Reaper</text:p>
          </table:table-cell>
          <table:table-cell table:style-name="ce12" office:value-type="string">
            <text:p>Andromedon</text:p>
          </table:table-cell>
          <table:table-cell table:style-name="ce12" office:value-type="string">
            <text:p>Snakeman</text:p>
          </table:table-cell>
          <table:table-cell table:style-name="ce13" office:value-type="string">
            <text:p>Cyberdisc</text:p>
          </table:table-cell>
          <table:table-cell table:style-name="ce12" office:value-type="string">
            <text:p>Muton</text:p>
          </table:table-cell>
          <table:table-cell table:style-name="ce12" office:value-type="string">
            <text:p>Berserker</text:p>
          </table:table-cell>
          <table:table-cell table:style-name="ce10" office:value-type="string">
            <text:p>Ethereal</text:p>
          </table:table-cell>
          <table:table-cell table:style-name="ce12" office:value-type="string">
            <text:p>Chryssalid</text:p>
          </table:table-cell>
          <table:table-cell table:style-name="ce12" office:value-type="string">
            <text:p>Muton Elite</text:p>
          </table:table-cell>
          <table:table-cell table:style-name="ce13" office:value-type="string">
            <text:p>Sectopod</text:p>
          </table:table-cell>
        </table:table-row>
        <table:table-row table:style-name="ro1">
          <table:table-cell office:value-type="string">
            <text:p>Corpse required for</text:p>
          </table:table-cell>
          <table:table-cell office:value-type="string">
            <text:p>Skulljack</text:p>
          </table:table-cell>
          <table:table-cell office:value-type="string">
            <text:p>Gas Grenade</text:p>
          </table:table-cell>
          <table:table-cell office:value-type="string">
            <text:p>Archangel Armor</text:p>
          </table:table-cell>
          <table:table-cell office:value-type="string">
            <text:p>Flashbang</text:p>
          </table:table-cell>
          <table:table-cell office:value-type="string">
            <text:p>Acid Grenade</text:p>
          </table:table-cell>
          <table:table-cell office:value-type="string">
            <text:p>Nanomedikits</text:p>
          </table:table-cell>
          <table:table-cell office:value-type="string">
            <text:p>EMP Grenade</text:p>
          </table:table-cell>
          <table:table-cell office:value-type="string">
            <text:p>Proximity Mine</text:p>
          </table:table-cell>
          <table:table-cell office:value-type="string">
            <text:p>Hellweave</text:p>
          </table:table-cell>
          <table:table-cell office:value-type="string">
            <text:p>Mind Shield</text:p>
          </table:table-cell>
          <table:table-cell office:value-type="string">
            <text:p>Mimic Beacon</text:p>
          </table:table-cell>
          <table:table-cell office:value-type="string">
            <text:p>Frost Grenade</text:p>
          </table:table-cell>
          <table:table-cell office:value-type="string">
            <text:p>Bluescreen Rounds</text:p>
          </table:table-cell>
        </table:table-row>
        <table:table-row table:style-name="ro1">
          <table:table-cell office:value-type="string">
            <text:p>Interrogation required for</text:p>
          </table:table-cell>
          <table:table-cell table:number-columns-repeated="2"/>
          <table:table-cell office:value-type="string">
            <text:p>Archangel Armor</text:p>
          </table:table-cell>
          <table:table-cell table:number-columns-repeated="6"/>
          <table:table-cell office:value-type="string">
            <text:p>Alien Psi Amp</text:p>
          </table:table-cell>
          <table:table-cell table:number-columns-repeated="3"/>
        </table:table-row>
        <table:table-row table:style-name="ro2" table:number-rows-repeated="3">
          <table:table-cell table:number-columns-repeated="14"/>
        </table:table-row>
        <table:table-row table:style-name="ro1">
          <table:table-cell office:value-type="string">
            <text:p>Research Costs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 table:style-name="ce20" office:value-type="string">
            <text:p>Gas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Acid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Proximity Min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Flashbang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EMP Grenad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Hellweave</text:p>
          </table:table-cell>
          <table:table-cell table:number-columns-repeated="13"/>
        </table:table-row>
        <table:table-row table:style-name="ro1">
          <table:table-cell office:value-type="string">
            <text:p>Nanoscale</text:p>
          </table:table-cell>
          <table:table-cell table:number-columns-repeated="13"/>
        </table:table-row>
        <table:table-row table:style-name="ro1">
          <table:table-cell table:style-name="ce20" office:value-type="string">
            <text:p>Freeze Grenade</text:p>
          </table:table-cell>
          <table:table-cell table:number-columns-repeated="13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Experimental Grenades</text:p>
          </table:table-cell>
          <table:table-cell office:value-type="string">
            <text:p>Experimental Armor</text:p>
          </table:table-cell>
          <table:table-cell office:value-type="string">
            <text:p>Experimental Amm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Hazmat</text:p>
          </table:table-cell>
          <table:table-cell office:value-type="string">
            <text:p>Talon Roun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cendiary Grenade</text:p>
          </table:table-cell>
          <table:table-cell office:value-type="string">
            <text:p>Stasis</text:p>
          </table:table-cell>
          <table:table-cell office:value-type="string">
            <text:p>Tracer Round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1" office:value-type="string">
            <text:p>Plated</text:p>
          </table:table-cell>
          <table:table-cell office:value-type="string">
            <text:p>A.P.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Dragon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Venom Rounds</text:p>
          </table:table-cell>
          <table:table-cell table:number-columns-repeated="10"/>
        </table:table-row>
      </table:table>
      <table:table table:name="UFOs" table:style-name="ta1" table:print="false">
        <office:forms form:automatic-focus="false" form:apply-design-mode="false"/>
        <table:table-column table:style-name="co9" table:number-columns-repeated="5" table:default-cell-style-name="Default"/>
        <table:table-row table:style-name="ro2">
          <table:table-cell office:value-type="string">
            <text:p>UFOs</text:p>
          </table:table-cell>
          <table:table-cell table:number-columns-repeated="4"/>
        </table:table-row>
        <table:table-row table:style-name="ro1">
          <table:table-cell office:value-type="string">
            <text:p>Original</text:p>
          </table:table-cell>
          <table:table-cell/>
          <table:table-cell office:value-type="string">
            <text:p>EU2012</text:p>
          </table:table-cell>
          <table:table-cell office:value-type="string">
            <text:p>Alien count</text:p>
          </table:table-cell>
          <table:table-cell office:value-type="string">
            <text:p>First appears</text:p>
          </table:table-cell>
        </table:table-row>
        <table:table-row table:style-name="ro1">
          <table:table-cell office:value-type="string">
            <text:p>Medium Scout</text:p>
          </table:table-cell>
          <table:table-cell/>
          <table:table-cell office:value-type="string">
            <text:p>Small Scout</text:p>
          </table:table-cell>
          <table:table-cell office:value-type="float" office:value="9">
            <text:p>9</text:p>
          </table:table-cell>
          <table:table-cell office:value-type="string">
            <text:p>March</text:p>
          </table:table-cell>
        </table:table-row>
        <table:table-row table:style-name="ro1">
          <table:table-cell office:value-type="string">
            <text:p>Large Scout</text:p>
          </table:table-cell>
          <table:table-cell/>
          <table:table-cell office:value-type="string">
            <text:p>Large Scout</text:p>
          </table:table-cell>
          <table:table-cell office:value-type="float" office:value="10">
            <text:p>10</text:p>
          </table:table-cell>
          <table:table-cell office:value-type="string">
            <text:p>April</text:p>
          </table:table-cell>
        </table:table-row>
        <table:table-row table:style-name="ro1">
          <table:table-cell office:value-type="string">
            <text:p>Abductor</text:p>
          </table:table-cell>
          <table:table-cell/>
          <table:table-cell office:value-type="string">
            <text:p>Abductor</text:p>
          </table:table-cell>
          <table:table-cell office:value-type="float" office:value="12">
            <text:p>12</text:p>
          </table:table-cell>
          <table:table-cell office:value-type="string">
            <text:p>May</text:p>
          </table:table-cell>
        </table:table-row>
        <table:table-row table:style-name="ro1">
          <table:table-cell office:value-type="string">
            <text:p>Supply Ship</text:p>
          </table:table-cell>
          <table:table-cell/>
          <table:table-cell office:value-type="string">
            <text:p>Supply Barge</text:p>
          </table:table-cell>
          <table:table-cell office:value-type="float" office:value="16">
            <text:p>16</text:p>
          </table:table-cell>
          <table:table-cell office:value-type="string">
            <text:p>August</text:p>
          </table:table-cell>
        </table:table-row>
        <table:table-row table:style-name="ro1">
          <table:table-cell office:value-type="string">
            <text:p>Battleship</text:p>
          </table:table-cell>
          <table:table-cell/>
          <table:table-cell office:value-type="string">
            <text:p>Battleship</text:p>
          </table:table-cell>
          <table:table-cell office:value-type="float" office:value="20">
            <text:p>20</text:p>
          </table:table-cell>
          <table:table-cell office:value-type="string">
            <text:p>June</text:p>
          </table:table-cell>
        </table:table-row>
        <table:table-row table:style-name="ro1">
          <table:table-cell office:value-type="string">
            <text:p>Terror Ship</text:p>
          </table:table-cell>
          <table:table-cell/>
          <table:table-cell office:value-type="string">
            <text:p>Overseer</text:p>
          </table:table-cell>
          <table:table-cell office:value-type="float" office:value="7">
            <text:p>7</text:p>
          </table:table-cell>
          <table:table-cell office:value-type="string">
            <text:p>Triggered by Hyperwave Relay</text:p>
          </table:table-cell>
        </table:table-row>
        <table:table-row table:style-name="ro1">
          <table:table-cell office:value-type="string">
            <text:p>Harvester</text:p>
          </table:table-cell>
          <table:table-cell/>
          <table:table-cell office:value-type="string">
            <text:p>Alien Base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mall Scout</text:p>
          </table:table-cell>
          <table:table-cell/>
          <table:table-cell office:value-type="string">
            <text:p>Temple Ship</text:p>
          </table:table-cell>
          <table:table-cell table:number-columns-repeated="2"/>
        </table:table-row>
        <table:table-row table:style-name="ro2" table:number-rows-repeated="8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ommanders</text:p>
          </table:table-cell>
          <table:table-cell office:value-type="string">
            <text:p>Soldiers</text:p>
          </table:table-cell>
          <table:table-cell office:value-type="string">
            <text:p>Secondaries</text:p>
          </table:table-cell>
        </table:table-row>
        <table:table-row table:style-name="ro1">
          <table:table-cell table:number-columns-repeated="2"/>
          <table:table-cell office:value-type="string">
            <text:p>Outsider</text:p>
          </table:table-cell>
          <table:table-cell office:value-type="string">
            <text:p>Sectoid</text:p>
          </table:table-cell>
          <table:table-cell office:value-type="string">
            <text:p>Chryssalid</text:p>
          </table:table-cell>
        </table:table-row>
        <table:table-row table:style-name="ro1">
          <table:table-cell table:number-columns-repeated="2"/>
          <table:table-cell office:value-type="string">
            <text:p>Sectoid Commander</text:p>
          </table:table-cell>
          <table:table-cell office:value-type="string">
            <text:p>Thin Man</text:p>
          </table:table-cell>
          <table:table-cell office:value-type="string">
            <text:p>Cyberdisc</text:p>
          </table:table-cell>
        </table:table-row>
        <table:table-row table:style-name="ro1">
          <table:table-cell table:number-columns-repeated="2"/>
          <table:table-cell office:value-type="string">
            <text:p>Ethereal</text:p>
          </table:table-cell>
          <table:table-cell office:value-type="string">
            <text:p>Floater</text:p>
          </table:table-cell>
          <table:table-cell office:value-type="string">
            <text:p>Berserker</text:p>
          </table:table-cell>
        </table:table-row>
        <table:table-row table:style-name="ro1">
          <table:table-cell table:number-columns-repeated="3"/>
          <table:table-cell office:value-type="string">
            <text:p>Muton</text:p>
          </table:table-cell>
          <table:table-cell office:value-type="string">
            <text:p>Floater</text:p>
          </table:table-cell>
        </table:table-row>
        <table:table-row table:style-name="ro1">
          <table:table-cell table:number-columns-repeated="3"/>
          <table:table-cell office:value-type="string">
            <text:p>Cyberdisc</text:p>
          </table:table-cell>
          <table:table-cell office:value-type="string">
            <text:p>Sectopod</text:p>
          </table:table-cell>
        </table:table-row>
        <table:table-row table:style-name="ro2">
          <table:table-cell table:number-columns-repeated="3"/>
          <table:table-cell office:value-type="string">
            <text:p>Berserk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ndromedo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rone</text:p>
          </table:table-cell>
          <table:table-cell/>
        </table:table-row>
      </table:table>
      <table:table table:name="Economy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number-columns-repeated="2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9" table:number-columns-repeated="4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9" table:number-columns-repeated="996" table:default-cell-style-name="Default"/>
        <table:table-row table:style-name="ro2">
          <table:table-cell office:value-type="string">
            <text:p>Economy</text:p>
          </table:table-cell>
          <table:table-cell table:number-columns-repeated="1019"/>
        </table:table-row>
        <table:table-row table:style-name="ro2">
          <table:table-cell/>
          <table:table-cell table:style-name="ce11" office:value-type="string" table:number-columns-spanned="6" table:number-rows-spanned="1">
            <text:p>Original</text:p>
          </table:table-cell>
          <table:covered-table-cell table:number-columns-repeated="2" table:style-name="ce11"/>
          <table:covered-table-cell table:number-columns-repeated="3"/>
          <table:table-cell table:style-name="ce11" office:value-type="string" table:number-columns-spanned="6" table:number-rows-spanned="1">
            <text:p>EU2012</text:p>
          </table:table-cell>
          <table:covered-table-cell table:number-columns-repeated="5"/>
          <table:table-cell table:number-columns-repeated="4"/>
          <table:table-cell table:style-name="ce11" office:value-type="string" table:number-columns-spanned="6" table:number-rows-spanned="1">
            <text:p>VC</text:p>
          </table:table-cell>
          <table:covered-table-cell table:number-columns-repeated="5"/>
          <table:table-cell table:number-columns-repeated="997"/>
        </table:table-row>
        <table:table-row table:style-name="ro2">
          <table:table-cell/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Higher Value in</text:p>
          </table:table-cell>
          <table:table-cell office:value-type="string">
            <text:p>Money Factor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 Factor (Origin.)</text:p>
          </table:table-cell>
          <table:table-cell office:value-type="string">
            <text:p>Money Factor (EU2012)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table:number-columns-repeated="993"/>
        </table:table-row>
        <table:table-row table:style-name="ro2">
          <table:table-cell office:value-type="string">
            <text:p>Initial Funding</text:p>
          </table:table-cell>
          <table:table-cell office:value-type="float" office:value="4000000">
            <text:p>4000000</text:p>
          </table:table-cell>
          <table:table-cell table:number-columns-repeated="3"/>
          <table:table-cell table:style-name="ce6" table:number-columns-repeated="2"/>
          <table:table-cell office:value-type="float" office:value="275">
            <text:p>275</text:p>
          </table:table-cell>
          <table:table-cell table:number-columns-repeated="2"/>
          <table:table-cell table:style-name="ce6"/>
          <table:table-cell table:number-columns-repeated="5"/>
          <table:table-cell table:style-name="ce29"/>
          <table:table-cell office:value-type="float" office:value="24000">
            <text:p>24000</text:p>
          </table:table-cell>
          <table:table-cell table:number-columns-repeated="5"/>
          <table:table-cell table:style-name="ce5" table:formula="of:=[.B5]/[.R5]" office:value-type="float" office:value="136.363636363636">
            <text:p>136</text:p>
          </table:table-cell>
          <table:table-cell table:formula="of:=[.R5]/[.H5]" office:value-type="float" office:value="44">
            <text:p>44</text:p>
          </table:table-cell>
          <table:table-cell table:number-columns-repeated="995"/>
        </table:table-row>
        <table:table-row table:style-name="ro2">
          <table:table-cell office:value-type="string">
            <text:p>Avg. Funding</text:p>
          </table:table-cell>
          <table:table-cell office:value-type="float" office:value="6000000">
            <text:p>6000000</text:p>
          </table:table-cell>
          <table:table-cell table:number-columns-repeated="3"/>
          <table:table-cell table:style-name="ce6" table:number-columns-repeated="2"/>
          <table:table-cell office:value-type="float" office:value="1000">
            <text:p>1000</text:p>
          </table:table-cell>
          <table:table-cell table:number-columns-repeated="2"/>
          <table:table-cell table:style-name="ce6"/>
          <table:table-cell table:number-columns-repeated="5"/>
          <table:table-cell table:style-name="ce29"/>
          <table:table-cell table:formula="of:=([.R4]+[.R6])/2" office:value-type="float" office:value="44000">
            <text:p>44000</text:p>
          </table:table-cell>
          <table:table-cell table:number-columns-repeated="1002"/>
        </table:table-row>
        <table:table-row table:style-name="ro2">
          <table:table-cell office:value-type="string">
            <text:p>Max. Funding</text:p>
          </table:table-cell>
          <table:table-cell office:value-type="float" office:value="95000000">
            <text:p>95000000</text:p>
          </table:table-cell>
          <table:table-cell table:number-columns-repeated="5"/>
          <table:table-cell office:value-type="float" office:value="1655">
            <text:p>1655</text:p>
          </table:table-cell>
          <table:table-cell table:number-columns-repeated="8"/>
          <table:table-cell table:style-name="ce29"/>
          <table:table-cell office:value-type="float" office:value="64000">
            <text:p>64000</text:p>
          </table:table-cell>
          <table:table-cell table:number-columns-repeated="1002"/>
        </table:table-row>
        <table:table-row table:style-name="ro2">
          <table:table-cell table:number-columns-repeated="16"/>
          <table:table-cell table:style-name="ce29" table:number-columns-repeated="2"/>
          <table:table-cell table:number-columns-repeated="1002"/>
        </table:table-row>
        <table:table-row table:style-name="ro3">
          <table:table-cell office:value-type="string">
            <text:p>Skyranger Upkeep</text:p>
          </table:table-cell>
          <table:table-cell office:value-type="float" office:value="500000">
            <text:p>500000</text:p>
          </table:table-cell>
          <table:table-cell table:number-columns-repeated="2"/>
          <table:table-cell table:style-name="ce6" table:formula="of:=[.B8]/[.$B$5]" office:value-type="percentage" office:value="0.0833333333333333">
            <text:p>8,33%</text:p>
          </table:table-cell>
          <table:table-cell table:style-name="ce6" table:number-columns-repeated="2"/>
          <table:table-cell office:value-type="float" office:value="20">
            <text:p>20</text:p>
          </table:table-cell>
          <table:table-cell table:number-columns-repeated="2"/>
          <table:table-cell table:style-name="ce6" table:formula="of:=[.H8]/[.$H$5]" office:value-type="percentage" office:value="0.02">
            <text:p>2,00%</text:p>
          </table:table-cell>
          <table:table-cell table:number-columns-repeated="2"/>
          <table:table-cell table:formula="of:=IF([.E8]&lt;[.K8];[.$H$2];[.$B$2])" office:value-type="string" office:string-value="Original">
            <text:p>Original</text:p>
          </table:table-cell>
          <table:table-cell table:style-name="ce28" table:formula="of:=[.K8]/[.E8]" office:value-type="float" office:value="0.24">
            <text:p>0,2</text:p>
          </table:table-cell>
          <table:table-cell table:number-columns-repeated="2"/>
          <table:table-cell table:formula="of:=([.B8]/[.$X$4])*[.O8]" office:value-type="float" office:value="880">
            <text:p>880</text:p>
          </table:table-cell>
          <table:table-cell table:style-name="ce29" table:number-columns-repeated="2"/>
          <table:table-cell table:style-name="ce6" table:formula="of:=[.R8]/[.$R$5]" office:value-type="percentage" office:value="0.02">
            <text:p>2,00%</text:p>
          </table:table-cell>
          <table:table-cell table:style-name="ce29" table:number-columns-repeated="3"/>
          <table:table-cell table:number-columns-repeated="996"/>
        </table:table-row>
        <table:table-row table:style-name="ro2">
          <table:table-cell office:value-type="string">
            <text:p>Interceptor Cost</text:p>
          </table:table-cell>
          <table:table-cell office:value-type="float" office:value="600000">
            <text:p>600000</text:p>
          </table:table-cell>
          <table:table-cell table:number-columns-repeated="2"/>
          <table:table-cell table:style-name="ce6" table:formula="of:=[.B9]/[.$B$5]" office:value-type="percentage" office:value="0.1">
            <text:p>10,00%</text:p>
          </table:table-cell>
          <table:table-cell table:style-name="ce6" table:number-columns-repeated="2"/>
          <table:table-cell office:value-type="float" office:value="40">
            <text:p>40</text:p>
          </table:table-cell>
          <table:table-cell table:number-columns-repeated="2"/>
          <table:table-cell table:style-name="ce6" table:formula="of:=[.H9]/[.$H$5]" office:value-type="percentage" office:value="0.04">
            <text:p>4,00%</text:p>
          </table:table-cell>
          <table:table-cell table:number-columns-repeated="2"/>
          <table:table-cell table:formula="of:=IF([.E9]&lt;[.K9];[.$H$2];[.$B$2])" office:value-type="string" office:string-value="Original">
            <text:p>Original</text:p>
          </table:table-cell>
          <table:table-cell table:style-name="ce28" table:formula="of:=[.K9]/[.E9]" office:value-type="float" office:value="0.4">
            <text:p>0,4</text:p>
          </table:table-cell>
          <table:table-cell/>
          <table:table-cell table:style-name="ce23"/>
          <table:table-cell table:formula="of:=([.B9]/[.$X$4])*[.O9]" office:value-type="float" office:value="1760">
            <text:p>1760</text:p>
          </table:table-cell>
          <table:table-cell table:style-name="ce24" table:number-columns-repeated="2"/>
          <table:table-cell table:style-name="ce6" table:formula="of:=[.R9]/[.$R$5]" office:value-type="percentage" office:value="0.04">
            <text:p>4,00%</text:p>
          </table:table-cell>
          <table:table-cell table:style-name="ce24" table:number-columns-repeated="3"/>
          <table:table-cell table:number-columns-repeated="996"/>
        </table:table-row>
        <table:table-row table:style-name="ro2">
          <table:table-cell office:value-type="string">
            <text:p>Firestorm Upkeep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6" table:number-columns-repeated="3"/>
          <table:table-cell office:value-type="float" office:value="10">
            <text:p>10</text:p>
          </table:table-cell>
          <table:table-cell table:number-columns-repeated="2"/>
          <table:table-cell table:style-name="ce6" table:formula="of:=[.H10]/[.$H$5]" office:value-type="percentage" office:value="0.01">
            <text:p>1,00%</text:p>
          </table:table-cell>
          <table:table-cell table:number-columns-repeated="5"/>
          <table:table-cell table:style-name="ce23"/>
          <table:table-cell table:formula="of:=[.H10]*[.$Y$4]" office:value-type="float" office:value="440">
            <text:p>44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office:value-type="string">
            <text:p>T1 Craft Weapon</text:p>
          </table:table-cell>
          <table:table-cell office:value-type="float" office:value="17000">
            <text:p>17000</text:p>
          </table:table-cell>
          <table:table-cell table:number-columns-repeated="2"/>
          <table:table-cell table:style-name="ce6" table:formula="of:=[.B11]/[.$B$5]" office:value-type="percentage" office:value="0.00283333333333333">
            <text:p>0,28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1]" office:value-type="float" office:value="124.666666666667">
            <text:p>125</text:p>
          </table:table-cell>
          <table:table-cell table:style-name="ce24" table:number-columns-repeated="2"/>
          <table:table-cell table:style-name="ce6" table:formula="of:=[.R11]/[.$R$5]" office:value-type="percentage" office:value="0.00283333333333333">
            <text:p>0,28%</text:p>
          </table:table-cell>
          <table:table-cell table:style-name="ce24" table:number-columns-repeated="3"/>
          <table:table-cell table:number-columns-repeated="996"/>
        </table:table-row>
        <table:table-row table:style-name="ro2">
          <table:table-cell office:value-type="string">
            <text:p>T1 Craft Ammo</text:p>
          </table:table-cell>
          <table:table-cell office:value-type="float" office:value="9000">
            <text:p>9000</text:p>
          </table:table-cell>
          <table:table-cell table:number-columns-repeated="2"/>
          <table:table-cell table:style-name="ce6" table:formula="of:=[.B12]/[.$B$5]" office:value-type="percentage" office:value="0.0015">
            <text:p>0,15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2]" office:value-type="float" office:value="66">
            <text:p>66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5"/>
          <table:table-cell table:style-name="ce23"/>
          <table:table-cell/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table:style-name="ce22" office:value-type="string">
            <text:p>Soldier Hiring</text:p>
          </table:table-cell>
          <table:table-cell table:style-name="ce22" office:value-type="float" office:value="40000">
            <text:p>40000</text:p>
          </table:table-cell>
          <table:table-cell table:style-name="ce22" table:number-columns-repeated="2"/>
          <table:table-cell table:style-name="ce6" table:formula="of:=[.B14]/[.$B$5]" office:value-type="percentage" office:value="0.00666666666666667">
            <text:p>0,67%</text:p>
          </table:table-cell>
          <table:table-cell table:style-name="ce26" table:number-columns-repeated="2"/>
          <table:table-cell table:style-name="ce22" office:value-type="float" office:value="10">
            <text:p>10</text:p>
          </table:table-cell>
          <table:table-cell table:style-name="ce22" table:number-columns-repeated="2"/>
          <table:table-cell table:style-name="ce6" table:formula="of:=[.H14]/[.$H$5]" office:value-type="percentage" office:value="0.01">
            <text:p>1,00%</text:p>
          </table:table-cell>
          <table:table-cell table:style-name="ce22" table:number-columns-repeated="2"/>
          <table:table-cell table:formula="of:=IF([.E14]&lt;[.K14];[.$H$2];[.$B$2])" office:value-type="string" office:string-value="EU2012">
            <text:p>EU2012</text:p>
          </table:table-cell>
          <table:table-cell table:style-name="ce28" table:formula="of:=[.K14]/[.E14]" office:value-type="float" office:value="1.5">
            <text:p>1,5</text:p>
          </table:table-cell>
          <table:table-cell table:style-name="ce22"/>
          <table:table-cell table:style-name="ce30"/>
          <table:table-cell table:formula="of:=([.B14]/[.$X$4])*[.O14]" office:value-type="float" office:value="440">
            <text:p>440</text:p>
          </table:table-cell>
          <table:table-cell table:style-name="ce31" table:number-columns-repeated="2"/>
          <table:table-cell table:style-name="ce6" table:formula="of:=[.R14]/[.$R$5]" office:value-type="percentage" office:value="0.01">
            <text:p>1,0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2">
          <table:table-cell office:value-type="string">
            <text:p>Scientist Hiring</text:p>
          </table:table-cell>
          <table:table-cell office:value-type="float" office:value="60000">
            <text:p>60000</text:p>
          </table:table-cell>
          <table:table-cell table:number-columns-repeated="2"/>
          <table:table-cell table:style-name="ce6" table:formula="of:=[.B15]/[.$B$5]" office:value-type="percentage" office:value="0.01">
            <text:p>1,00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5]" office:value-type="float" office:value="440">
            <text:p>44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office:value-type="string">
            <text:p>Engineer Hiring</text:p>
          </table:table-cell>
          <table:table-cell office:value-type="float" office:value="50000">
            <text:p>50000</text:p>
          </table:table-cell>
          <table:table-cell table:number-columns-repeated="2"/>
          <table:table-cell table:style-name="ce6" table:formula="of:=[.B16]/[.$B$5]" office:value-type="percentage" office:value="0.00833333333333333">
            <text:p>0,83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5"/>
          <table:table-cell table:style-name="ce23"/>
          <table:table-cell table:style-name="ce5" table:formula="of:=[.$R$5]*[.E16]" office:value-type="float" office:value="366.666666666667">
            <text:p>367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style-name="ce11"/>
          <table:table-cell table:number-columns-repeated="2"/>
          <table:table-cell table:style-name="ce6"/>
          <table:table-cell table:number-columns-repeated="5"/>
          <table:table-cell table:style-name="ce23"/>
          <table:table-cell/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office:value-type="string">
            <text:p>Lab Upkeep</text:p>
          </table:table-cell>
          <table:table-cell office:value-type="float" office:value="30000">
            <text:p>30000</text:p>
          </table:table-cell>
          <table:table-cell table:number-columns-repeated="2"/>
          <table:table-cell table:style-name="ce6" table:formula="of:=[.B18]/[.$B$5]" office:value-type="percentage" office:value="0.005">
            <text:p>0,50%</text:p>
          </table:table-cell>
          <table:table-cell table:style-name="ce6" table:number-columns-repeated="2"/>
          <table:table-cell office:value-type="float" office:value="24">
            <text:p>24</text:p>
          </table:table-cell>
          <table:table-cell table:number-columns-repeated="2"/>
          <table:table-cell table:style-name="ce6" table:formula="of:=[.H18]/[.$H$5]" office:value-type="percentage" office:value="0.024">
            <text:p>2,40%</text:p>
          </table:table-cell>
          <table:table-cell table:number-columns-repeated="2"/>
          <table:table-cell table:formula="of:=IF([.E18]&lt;[.K18];[.$H$2];[.$B$2])" office:value-type="string" office:string-value="EU2012">
            <text:p>EU2012</text:p>
          </table:table-cell>
          <table:table-cell table:style-name="ce28" table:formula="of:=[.K18]/[.E18]" office:value-type="float" office:value="4.8">
            <text:p>4,8</text:p>
          </table:table-cell>
          <table:table-cell/>
          <table:table-cell table:style-name="ce23"/>
          <table:table-cell table:formula="of:=([.B18]/[.$X$4])*[.O18]" office:value-type="float" office:value="1056">
            <text:p>1056</text:p>
          </table:table-cell>
          <table:table-cell table:style-name="ce24" table:number-columns-repeated="2"/>
          <table:table-cell table:style-name="ce6" table:formula="of:=[.R18]/[.$R$5]" office:value-type="percentage" office:value="0.024">
            <text:p>2,40%</text:p>
          </table:table-cell>
          <table:table-cell table:style-name="ce24" table:number-columns-repeated="3"/>
          <table:table-cell table:number-columns-repeated="996"/>
        </table:table-row>
        <table:table-row table:style-name="ro2">
          <table:table-cell office:value-type="string">
            <text:p>Workshop Upkeep</text:p>
          </table:table-cell>
          <table:table-cell office:value-type="float" office:value="35000">
            <text:p>35000</text:p>
          </table:table-cell>
          <table:table-cell table:number-columns-repeated="2"/>
          <table:table-cell table:style-name="ce6" table:formula="of:=[.B19]/[.$B$5]" office:value-type="percentage" office:value="0.00583333333333333">
            <text:p>0,58%</text:p>
          </table:table-cell>
          <table:table-cell table:style-name="ce6" table:number-columns-repeated="2"/>
          <table:table-cell office:value-type="float" office:value="26">
            <text:p>26</text:p>
          </table:table-cell>
          <table:table-cell table:number-columns-repeated="2"/>
          <table:table-cell table:style-name="ce6" table:formula="of:=[.H19]/[.$H$5]" office:value-type="percentage" office:value="0.026">
            <text:p>2,60%</text:p>
          </table:table-cell>
          <table:table-cell table:number-columns-repeated="2"/>
          <table:table-cell table:formula="of:=IF([.E19]&lt;[.K19];[.$H$2];[.$B$2])" office:value-type="string" office:string-value="EU2012">
            <text:p>EU2012</text:p>
          </table:table-cell>
          <table:table-cell table:style-name="ce28" table:formula="of:=[.K19]/[.E19]" office:value-type="float" office:value="4.45714285714286">
            <text:p>4,5</text:p>
          </table:table-cell>
          <table:table-cell/>
          <table:table-cell table:style-name="ce23"/>
          <table:table-cell table:formula="of:=([.B19]/[.$X$4])*[.O19]" office:value-type="float" office:value="1144">
            <text:p>1144</text:p>
          </table:table-cell>
          <table:table-cell table:style-name="ce24" table:number-columns-repeated="2"/>
          <table:table-cell table:style-name="ce6" table:formula="of:=[.R19]/[.$R$5]" office:value-type="percentage" office:value="0.026">
            <text:p>2,60%</text:p>
          </table:table-cell>
          <table:table-cell table:style-name="ce24" table:number-columns-repeated="3"/>
          <table:table-cell table:number-columns-repeated="996"/>
        </table:table-row>
        <table:table-row table:style-name="ro2">
          <table:table-cell office:value-type="string">
            <text:p>Psi Lab Upkeep</text:p>
          </table:table-cell>
          <table:table-cell office:value-type="float" office:value="16000">
            <text:p>16000</text:p>
          </table:table-cell>
          <table:table-cell table:number-columns-repeated="2"/>
          <table:table-cell table:style-name="ce6" table:formula="of:=[.B20]/[.$B$5]" office:value-type="percentage" office:value="0.00266666666666667">
            <text:p>0,27%</text:p>
          </table:table-cell>
          <table:table-cell table:style-name="ce6" table:number-columns-repeated="2"/>
          <table:table-cell office:value-type="float" office:value="30">
            <text:p>30</text:p>
          </table:table-cell>
          <table:table-cell table:number-columns-repeated="2"/>
          <table:table-cell table:style-name="ce6" table:formula="of:=[.H20]/[.$H$5]" office:value-type="percentage" office:value="0.03">
            <text:p>3,00%</text:p>
          </table:table-cell>
          <table:table-cell table:number-columns-repeated="2"/>
          <table:table-cell table:formula="of:=IF([.E20]&lt;[.K20];[.$H$2];[.$B$2])" office:value-type="string" office:string-value="EU2012">
            <text:p>EU2012</text:p>
          </table:table-cell>
          <table:table-cell table:style-name="ce28" table:formula="of:=[.K20]/[.E20]" office:value-type="float" office:value="11.25">
            <text:p>11,3</text:p>
          </table:table-cell>
          <table:table-cell/>
          <table:table-cell table:style-name="ce23"/>
          <table:table-cell table:formula="of:=([.B20]/[.$X$4])*[.O20]" office:value-type="float" office:value="1320">
            <text:p>1320</text:p>
          </table:table-cell>
          <table:table-cell table:style-name="ce24" table:number-columns-repeated="2"/>
          <table:table-cell table:style-name="ce6" table:formula="of:=[.R20]/[.$R$5]" office:value-type="percentage" office:value="0.03">
            <text:p>3,00%</text:p>
          </table:table-cell>
          <table:table-cell table:style-name="ce24" table:number-columns-repeated="3"/>
          <table:table-cell table:number-columns-repeated="996"/>
        </table:table-row>
        <table:table-row table:style-name="ro2">
          <table:table-cell office:value-type="string">
            <text:p>Alien Containment Up.</text:p>
          </table:table-cell>
          <table:table-cell office:value-type="float" office:value="15000">
            <text:p>15000</text:p>
          </table:table-cell>
          <table:table-cell table:number-columns-repeated="2"/>
          <table:table-cell table:style-name="ce6" table:formula="of:=[.B21]/[.$B$5]" office:value-type="percentage" office:value="0.0025">
            <text:p>0,25%</text:p>
          </table:table-cell>
          <table:table-cell table:style-name="ce6" table:number-columns-repeated="2"/>
          <table:table-cell office:value-type="float" office:value="18">
            <text:p>18</text:p>
          </table:table-cell>
          <table:table-cell table:number-columns-repeated="2"/>
          <table:table-cell table:style-name="ce6" table:formula="of:=[.H21]/[.$H$5]" office:value-type="percentage" office:value="0.018">
            <text:p>1,80%</text:p>
          </table:table-cell>
          <table:table-cell table:number-columns-repeated="2"/>
          <table:table-cell table:formula="of:=IF([.E21]&lt;[.K21];[.$H$2];[.$B$2])" office:value-type="string" office:string-value="EU2012">
            <text:p>EU2012</text:p>
          </table:table-cell>
          <table:table-cell table:style-name="ce28" table:formula="of:=[.K21]/[.E21]" office:value-type="float" office:value="7.2">
            <text:p>7,2</text:p>
          </table:table-cell>
          <table:table-cell/>
          <table:table-cell table:style-name="ce23"/>
          <table:table-cell table:formula="of:=([.B21]/[.$X$4])*[.O21]" office:value-type="float" office:value="792">
            <text:p>792</text:p>
          </table:table-cell>
          <table:table-cell table:style-name="ce24" table:number-columns-repeated="2"/>
          <table:table-cell table:style-name="ce6" table:formula="of:=[.R21]/[.$R$5]" office:value-type="percentage" office:value="0.018">
            <text:p>1,80%</text:p>
          </table:table-cell>
          <table:table-cell table:style-name="ce24" table:number-columns-repeated="3"/>
          <table:table-cell table:number-columns-repeated="996"/>
        </table:table-row>
        <table:table-row table:style-name="ro2">
          <table:table-cell office:value-type="string">
            <text:p>Access Lift Upkeep</text:p>
          </table:table-cell>
          <table:table-cell office:value-type="float" office:value="4000">
            <text:p>4000</text:p>
          </table:table-cell>
          <table:table-cell table:number-columns-repeated="2"/>
          <table:table-cell table:style-name="ce6" table:formula="of:=[.B22]/[.$B$5]" office:value-type="percentage" office:value="0.000666666666666667">
            <text:p>0,07%</text:p>
          </table:table-cell>
          <table:table-cell table:style-name="ce6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6" table:formula="of:=[.H22]/[.$H$5]" office:value-type="percentage" office:value="0.01">
            <text:p>1,00%</text:p>
          </table:table-cell>
          <table:table-cell table:number-columns-repeated="2"/>
          <table:table-cell table:formula="of:=IF([.E22]&lt;[.K22];[.$H$2];[.$B$2])" office:value-type="string" office:string-value="EU2012">
            <text:p>EU2012</text:p>
          </table:table-cell>
          <table:table-cell table:style-name="ce28" table:formula="of:=[.K22]/[.E22]" office:value-type="float" office:value="15">
            <text:p>15,0</text:p>
          </table:table-cell>
          <table:table-cell/>
          <table:table-cell table:style-name="ce23"/>
          <table:table-cell table:formula="of:=([.B22]/[.$X$4])*[.O22]" office:value-type="float" office:value="440">
            <text:p>440</text:p>
          </table:table-cell>
          <table:table-cell table:style-name="ce24" table:number-columns-repeated="2"/>
          <table:table-cell table:style-name="ce6" table:formula="of:=[.R22]/[.$R$5]" office:value-type="percentage" office:value="0.01">
            <text:p>1,00%</text:p>
          </table:table-cell>
          <table:table-cell table:style-name="ce24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5"/>
          <table:table-cell table:style-name="ce23"/>
          <table:table-cell/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table:style-name="ce22" office:value-type="string">
            <text:p>T2 Armor</text:p>
          </table:table-cell>
          <table:table-cell table:style-name="ce22" office:value-type="float" office:value="22000">
            <text:p>2200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6" table:formula="of:=[.B24]/[.$B$5]" office:value-type="percentage" office:value="0.00366666666666667">
            <text:p>0,37%</text:p>
          </table:table-cell>
          <table:table-cell table:style-name="ce26" table:formula="of:=[.C24]/[.$C$57]" office:value-type="percentage" office:value="0.0409836065573771">
            <text:p>4,10%</text:p>
          </table:table-cell>
          <table:table-cell table:style-name="ce26" table:formula="of:=[.D24]/[.$D$57]" office:value-type="percentage" office:value="0">
            <text:p>0,00%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6" table:formula="of:=[.H24]/[.$H$5]" office:value-type="percentage" office:value="0.025">
            <text:p>2,50%</text:p>
          </table:table-cell>
          <table:table-cell table:style-name="ce26" table:formula="of:=[.I24]/[.$I$57]" office:value-type="percentage" office:value="0.0905797101449275">
            <text:p>9,06%</text:p>
          </table:table-cell>
          <table:table-cell table:style-name="ce26" table:formula="of:=[.J24]/[.$J$57]" office:value-type="percentage" office:value="0">
            <text:p>0,00%</text:p>
          </table:table-cell>
          <table:table-cell table:formula="of:=IF([.E24]&lt;[.K24];[.$H$2];[.$B$2])" office:value-type="string" office:string-value="EU2012">
            <text:p>EU2012</text:p>
          </table:table-cell>
          <table:table-cell table:style-name="ce28" table:formula="of:=[.K24]/[.E24]" office:value-type="float" office:value="6.81818181818182">
            <text:p>6,8</text:p>
          </table:table-cell>
          <table:table-cell table:style-name="ce28" table:formula="of:=[.L24]/[.F24]" office:value-type="float" office:value="2.21014492753623">
            <text:p>2,2</text:p>
          </table:table-cell>
          <table:table-cell table:style-name="ce28"/>
          <table:table-cell table:formula="of:=([.B24]/[.$X$4])*[.O24]" office:value-type="float" office:value="1100">
            <text:p>1100</text:p>
          </table:table-cell>
          <table:table-cell table:style-name="ce31" table:number-columns-repeated="2"/>
          <table:table-cell table:style-name="ce6" table:formula="of:=[.R24]/[.$R$5]" office:value-type="percentage" office:value="0.025">
            <text:p>2,5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2">
          <table:table-cell table:style-name="ce22" office:value-type="string">
            <text:p>T3 Armor</text:p>
          </table:table-cell>
          <table:table-cell table:style-name="ce22" office:value-type="float" office:value="42000">
            <text:p>42000</text:p>
          </table:table-cell>
          <table:table-cell table:number-columns-repeated="2" table:style-name="ce22" office:value-type="float" office:value="5">
            <text:p>5</text:p>
          </table:table-cell>
          <table:table-cell table:style-name="ce6" table:formula="of:=[.B25]/[.$B$5]" office:value-type="percentage" office:value="0.007">
            <text:p>0,70%</text:p>
          </table:table-cell>
          <table:table-cell table:style-name="ce26" table:formula="of:=[.C25]/[.$C$57]" office:value-type="percentage" office:value="0.0512295081967213">
            <text:p>5,12%</text:p>
          </table:table-cell>
          <table:table-cell table:style-name="ce26" table:formula="of:=[.D25]/[.$D$57]" office:value-type="percentage" office:value="0.0454545454545455">
            <text:p>4,55%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0">
            <text:p>10</text:p>
          </table:table-cell>
          <table:table-cell table:style-name="ce6" table:formula="of:=[.H25]/[.$H$5]" office:value-type="percentage" office:value="0.15">
            <text:p>15,00%</text:p>
          </table:table-cell>
          <table:table-cell table:style-name="ce26" table:formula="of:=[.I25]/[.$I$57]" office:value-type="percentage" office:value="0.150966183574879">
            <text:p>15,10%</text:p>
          </table:table-cell>
          <table:table-cell table:style-name="ce26" table:formula="of:=[.J25]/[.$J$57]" office:value-type="percentage" office:value="0.145348837209302">
            <text:p>14,53%</text:p>
          </table:table-cell>
          <table:table-cell table:formula="of:=IF([.E25]&lt;[.K25];[.$H$2];[.$B$2])" office:value-type="string" office:string-value="EU2012">
            <text:p>EU2012</text:p>
          </table:table-cell>
          <table:table-cell table:style-name="ce28" table:formula="of:=[.K25]/[.E25]" office:value-type="float" office:value="21.4285714285714">
            <text:p>21,4</text:p>
          </table:table-cell>
          <table:table-cell table:style-name="ce28" table:formula="of:=[.L25]/[.F25]" office:value-type="float" office:value="2.94685990338164">
            <text:p>2,9</text:p>
          </table:table-cell>
          <table:table-cell table:style-name="ce28" table:formula="of:=[.M25]/[.G25]" office:value-type="float" office:value="3.19767441860465">
            <text:p>3,2</text:p>
          </table:table-cell>
          <table:table-cell table:formula="of:=([.B25]/[.$X$4])*[.O25]" office:value-type="float" office:value="6600">
            <text:p>6600</text:p>
          </table:table-cell>
          <table:table-cell table:style-name="ce31" table:number-columns-repeated="2"/>
          <table:table-cell table:style-name="ce6" table:formula="of:=[.R25]/[.$R$5]" office:value-type="percentage" office:value="0.15">
            <text:p>15,0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2">
          <table:table-cell table:style-name="ce22" office:value-type="string">
            <text:p>Flying Armor</text:p>
          </table:table-cell>
          <table:table-cell table:style-name="ce22" office:value-type="float" office:value="58000">
            <text:p>5800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6">
            <text:p>16</text:p>
          </table:table-cell>
          <table:table-cell table:style-name="ce6" table:formula="of:=[.B26]/[.$B$5]" office:value-type="percentage" office:value="0.00966666666666667">
            <text:p>0,97%</text:p>
          </table:table-cell>
          <table:table-cell table:style-name="ce26" table:formula="of:=[.C26]/[.$C$57]" office:value-type="percentage" office:value="0.0512295081967213">
            <text:p>5,12%</text:p>
          </table:table-cell>
          <table:table-cell table:style-name="ce26" table:formula="of:=[.D26]/[.$D$57]" office:value-type="percentage" office:value="0.145454545454545">
            <text:p>14,55%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30">
            <text:p>30</text:p>
          </table:table-cell>
          <table:table-cell table:style-name="ce6" table:formula="of:=[.H26]/[.$H$5]" office:value-type="percentage" office:value="0.2">
            <text:p>20,00%</text:p>
          </table:table-cell>
          <table:table-cell table:style-name="ce26" table:formula="of:=[.I26]/[.$I$57]" office:value-type="percentage" office:value="0.265700483091787">
            <text:p>26,57%</text:p>
          </table:table-cell>
          <table:table-cell table:style-name="ce26" table:formula="of:=[.J26]/[.$J$57]" office:value-type="percentage" office:value="0.436046511627907">
            <text:p>43,60%</text:p>
          </table:table-cell>
          <table:table-cell table:formula="of:=IF([.E26]&lt;[.K26];[.$H$2];[.$B$2])" office:value-type="string" office:string-value="EU2012">
            <text:p>EU2012</text:p>
          </table:table-cell>
          <table:table-cell table:style-name="ce28" table:formula="of:=[.K26]/[.E26]" office:value-type="float" office:value="20.6896551724138">
            <text:p>20,7</text:p>
          </table:table-cell>
          <table:table-cell table:style-name="ce28" table:formula="of:=[.L26]/[.F26]" office:value-type="float" office:value="5.18647342995169">
            <text:p>5,2</text:p>
          </table:table-cell>
          <table:table-cell table:style-name="ce28" table:formula="of:=[.M26]/[.G26]" office:value-type="float" office:value="2.99781976744186">
            <text:p>3,0</text:p>
          </table:table-cell>
          <table:table-cell table:formula="of:=([.B26]/[.$X$4])*[.O26]" office:value-type="float" office:value="8800">
            <text:p>8800</text:p>
          </table:table-cell>
          <table:table-cell table:style-name="ce31" table:number-columns-repeated="2"/>
          <table:table-cell table:style-name="ce6" table:formula="of:=[.R26]/[.$R$5]" office:value-type="percentage" office:value="0.2">
            <text:p>20,0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2">
          <table:table-cell office:value-type="string">
            <text:p>Psi Armor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6" table:formula="of:=[.H27]/[.$H$5]" office:value-type="percentage" office:value="0.4">
            <text:p>40,00%</text:p>
          </table:table-cell>
          <table:table-cell table:style-name="ce6" table:formula="of:=[.I27]/[.$I$57]" office:value-type="percentage" office:value="0.120772946859903">
            <text:p>12,08%</text:p>
          </table:table-cell>
          <table:table-cell table:style-name="ce6" table:formula="of:=[.J27]/[.$J$57]" office:value-type="percentage" office:value="0.581395348837209">
            <text:p>58,14%</text:p>
          </table:table-cell>
          <table:table-cell table:number-columns-repeated="3"/>
          <table:table-cell table:style-name="ce23"/>
          <table:table-cell table:formula="of:=[.H27]*[.$Y$4]" office:value-type="float" office:value="17600">
            <text:p>1760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office:value-type="string">
            <text:p>Laser Pistol Cost</text:p>
          </table:table-cell>
          <table:table-cell office:value-type="float" office:value="8000">
            <text:p>8000</text:p>
          </table:table-cell>
          <table:table-cell table:number-columns-repeated="2"/>
          <table:table-cell table:style-name="ce6" table:formula="of:=[.B28]/[.$B$5]" office:value-type="percentage" office:value="0.00133333333333333">
            <text:p>0,13%</text:p>
          </table:table-cell>
          <table:table-cell table:style-name="ce6" table:number-columns-repeated="2"/>
          <table:table-cell table:number-columns-repeated="2" office:value-type="float" office:value="10">
            <text:p>10</text:p>
          </table:table-cell>
          <table:table-cell/>
          <table:table-cell table:style-name="ce6" table:formula="of:=[.H28]/[.$H$5]" office:value-type="percentage" office:value="0.01">
            <text:p>1,00%</text:p>
          </table:table-cell>
          <table:table-cell table:style-name="ce6" table:number-columns-repeated="2"/>
          <table:table-cell table:formula="of:=IF([.E28]&lt;[.K28];[.$H$2];[.$B$2])" office:value-type="string" office:string-value="EU2012">
            <text:p>EU2012</text:p>
          </table:table-cell>
          <table:table-cell table:style-name="ce28" table:formula="of:=[.K28]/[.E28]" office:value-type="float" office:value="7.5">
            <text:p>7,5</text:p>
          </table:table-cell>
          <table:table-cell/>
          <table:table-cell table:style-name="ce23"/>
          <table:table-cell table:formula="of:=([.B28]/[.$X$4])*[.O28]" office:value-type="float" office:value="440">
            <text:p>440</text:p>
          </table:table-cell>
          <table:table-cell table:style-name="ce24" table:number-columns-repeated="2"/>
          <table:table-cell table:style-name="ce6" table:formula="of:=[.R28]/[.$R$5]" office:value-type="percentage" office:value="0.01">
            <text:p>1,00%</text:p>
          </table:table-cell>
          <table:table-cell table:style-name="ce24" table:number-columns-repeated="3"/>
          <table:table-cell table:number-columns-repeated="996"/>
        </table:table-row>
        <table:table-row table:style-name="ro2">
          <table:table-cell table:style-name="ce22" office:value-type="string">
            <text:p>Laser Rifle Cost</text:p>
          </table:table-cell>
          <table:table-cell table:style-name="ce22" office:value-type="float" office:value="20000">
            <text:p>20000</text:p>
          </table:table-cell>
          <table:table-cell table:style-name="ce22" table:number-columns-repeated="2"/>
          <table:table-cell table:style-name="ce6" table:formula="of:=[.B29]/[.$B$5]" office:value-type="percentage" office:value="0.00333333333333333">
            <text:p>0,33%</text:p>
          </table:table-cell>
          <table:table-cell table:style-name="ce26" table:number-columns-repeated="2"/>
          <table:table-cell table:style-name="ce27" office:value-type="float" office:value="25">
            <text:p>25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6" table:formula="of:=[.H29]/[.$H$5]" office:value-type="percentage" office:value="0.025">
            <text:p>2,50%</text:p>
          </table:table-cell>
          <table:table-cell table:style-name="ce26" table:formula="of:=[.I29]/[.$I$57]" office:value-type="percentage" office:value="0.0905797101449275">
            <text:p>9,06%</text:p>
          </table:table-cell>
          <table:table-cell table:style-name="ce26" table:formula="of:=[.J29]/[.$J$57]" office:value-type="percentage" office:value="0">
            <text:p>0,00%</text:p>
          </table:table-cell>
          <table:table-cell table:formula="of:=IF([.E29]&lt;[.K29];[.$H$2];[.$B$2])" office:value-type="string" office:string-value="EU2012">
            <text:p>EU2012</text:p>
          </table:table-cell>
          <table:table-cell table:style-name="ce28" table:formula="of:=[.K29]/[.E29]" office:value-type="float" office:value="7.5">
            <text:p>7,5</text:p>
          </table:table-cell>
          <table:table-cell table:style-name="ce28"/>
          <table:table-cell table:style-name="ce30"/>
          <table:table-cell table:formula="of:=([.B29]/[.$X$4])*[.O29]" office:value-type="float" office:value="1100">
            <text:p>1100</text:p>
          </table:table-cell>
          <table:table-cell table:style-name="ce31" table:number-columns-repeated="2"/>
          <table:table-cell table:style-name="ce6" table:formula="of:=[.R29]/[.$R$5]" office:value-type="percentage" office:value="0.025">
            <text:p>2,50%</text:p>
          </table:table-cell>
          <table:table-cell table:style-name="ce31" table:number-columns-repeated="3"/>
          <table:table-cell table:style-name="ce22" table:number-columns-repeated="996"/>
        </table:table-row>
        <table:table-row table:style-name="ro2">
          <table:table-cell office:value-type="string">
            <text:p>Laser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style-name="ce6" table:formula="of:=[.H30]/[.$H$5]" office:value-type="percentage" office:value="0.035">
            <text:p>3,50%</text:p>
          </table:table-cell>
          <table:table-cell table:style-name="ce6" table:formula="of:=[.I30]/[.$I$57]" office:value-type="percentage" office:value="0.181159420289855">
            <text:p>18,12%</text:p>
          </table:table-cell>
          <table:table-cell table:style-name="ce6" table:formula="of:=[.J30]/[.$J$57]" office:value-type="percentage" office:value="0.290697674418605">
            <text:p>29,07%</text:p>
          </table:table-cell>
          <table:table-cell table:number-columns-repeated="3"/>
          <table:table-cell table:style-name="ce23"/>
          <table:table-cell table:formula="of:=[.H30]*[.$Y$4]" office:value-type="float" office:value="1540">
            <text:p>1540</text:p>
          </table:table-cell>
          <table:table-cell table:style-name="ce24" table:number-columns-repeated="2"/>
          <table:table-cell table:style-name="ce6"/>
          <table:table-cell table:style-name="ce24" table:number-columns-repeated="3"/>
          <table:table-cell table:number-columns-repeated="996"/>
        </table:table-row>
        <table:table-row table:style-name="ro2">
          <table:table-cell office:value-type="string">
            <text:p>Heavy Laser</text:p>
          </table:table-cell>
          <table:table-cell office:value-type="float" office:value="32000">
            <text:p>32000</text:p>
          </table:table-cell>
          <table:table-cell table:number-columns-repeated="2"/>
          <table:table-cell table:style-name="ce6" table:formula="of:=[.B31]/[.$B$5]" office:value-type="percentage" office:value="0.00533333333333333">
            <text:p>0,53%</text:p>
          </table:table-cell>
          <table:table-cell table:style-name="ce6" table:number-columns-repeated="2"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table:style-name="ce6" table:formula="of:=[.H31]/[.$H$5]" office:value-type="percentage" office:value="0.03">
            <text:p>3,00%</text:p>
          </table:table-cell>
          <table:table-cell table:style-name="ce6" table:number-columns-repeated="2"/>
          <table:table-cell table:formula="of:=IF([.E31]&lt;[.K31];[.$H$2];[.$B$2])" office:value-type="string" office:string-value="EU2012">
            <text:p>EU2012</text:p>
          </table:table-cell>
          <table:table-cell table:style-name="ce28" table:formula="of:=[.K31]/[.E31]" office:value-type="float" office:value="5.625">
            <text:p>5,6</text:p>
          </table:table-cell>
          <table:table-cell/>
          <table:table-cell table:style-name="ce28"/>
          <table:table-cell table:formula="of:=([.B31]/[.$X$4])*[.O31]" office:value-type="float" office:value="1320">
            <text:p>1320</text:p>
          </table:table-cell>
          <table:table-cell table:style-name="ce24" table:number-columns-repeated="2"/>
          <table:table-cell table:style-name="ce6" table:formula="of:=[.R31]/[.$R$5]" office:value-type="percentage" office:value="0.03">
            <text:p>3,00%</text:p>
          </table:table-cell>
          <table:table-cell table:style-name="ce24" table:number-columns-repeated="3"/>
          <table:table-cell table:number-columns-repeated="996"/>
        </table:table-row>
        <table:table-row table:style-name="ro2">
          <table:table-cell office:value-type="string">
            <text:p>Plasma Rifle Cost</text:p>
          </table:table-cell>
          <table:table-cell office:value-type="float" office:value="88000">
            <text:p>88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6" table:formula="of:=[.B32]/[.$B$5]" office:value-type="percentage" office:value="0.0146666666666667">
            <text:p>1,47%</text:p>
          </table:table-cell>
          <table:table-cell table:style-name="ce6" table:formula="of:=[.C32]/[.$C$57]" office:value-type="percentage" office:value="0.0102459016393443">
            <text:p>1,02%</text:p>
          </table:table-cell>
          <table:table-cell table:style-name="ce6" table:formula="of:=[.D32]/[.$D$57]" office:value-type="percentage" office:value="0.0363636363636364">
            <text:p>3,64%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6" table:formula="of:=[.H32]/[.$H$5]" office:value-type="percentage" office:value="0.2">
            <text:p>20,00%</text:p>
          </table:table-cell>
          <table:table-cell table:style-name="ce6" table:formula="of:=[.I32]/[.$I$57]" office:value-type="percentage" office:value="0.150966183574879">
            <text:p>15,10%</text:p>
          </table:table-cell>
          <table:table-cell table:style-name="ce6" table:formula="of:=[.J32]/[.$J$57]" office:value-type="percentage" office:value="0">
            <text:p>0,00%</text:p>
          </table:table-cell>
          <table:table-cell table:formula="of:=IF([.E32]&lt;[.K32];[.$H$2];[.$B$2])" office:value-type="string" office:string-value="EU2012">
            <text:p>EU2012</text:p>
          </table:table-cell>
          <table:table-cell table:style-name="ce28" table:formula="of:=[.K32]/[.E32]" office:value-type="float" office:value="13.6363636363636">
            <text:p>13,6</text:p>
          </table:table-cell>
          <table:table-cell table:style-name="ce28" table:formula="of:=[.L32]/[.F32]" office:value-type="float" office:value="14.7342995169082">
            <text:p>14,7</text:p>
          </table:table-cell>
          <table:table-cell table:style-name="ce28"/>
          <table:table-cell table:formula="of:=([.B32]/[.$X$4])*[.O32]" office:value-type="float" office:value="8800">
            <text:p>8800</text:p>
          </table:table-cell>
          <table:table-cell table:number-columns-repeated="2"/>
          <table:table-cell table:style-name="ce6" table:formula="of:=[.R32]/[.$R$5]" office:value-type="percentage" office:value="0.2">
            <text:p>20,00%</text:p>
          </table:table-cell>
          <table:table-cell table:number-columns-repeated="999"/>
        </table:table-row>
        <table:table-row table:style-name="ro2">
          <table:table-cell office:value-type="string">
            <text:p>Plasma Sniper Cost</text:p>
          </table:table-cell>
          <table:table-cell table:style-name="ce11" office:value-type="string">
            <text:p>-</text:p>
          </table:table-cell>
          <table:table-cell table:number-columns-repeated="2"/>
          <table:table-cell table:style-name="ce11" office:value-type="string">
            <text:p>-</text:p>
          </table:table-cell>
          <table:table-cell table:style-name="ce6" table:number-columns-repeated="2"/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style-name="ce6" table:formula="of:=[.H33]/[.$H$5]" office:value-type="percentage" office:value="0.25">
            <text:p>25,00%</text:p>
          </table:table-cell>
          <table:table-cell table:style-name="ce6" table:formula="of:=[.I33]/[.$I$57]" office:value-type="percentage" office:value="0.181159420289855">
            <text:p>18,12%</text:p>
          </table:table-cell>
          <table:table-cell table:style-name="ce6" table:formula="of:=[.J33]/[.$J$57]" office:value-type="percentage" office:value="0.363372093023256">
            <text:p>36,34%</text:p>
          </table:table-cell>
          <table:table-cell table:number-columns-repeated="4"/>
          <table:table-cell table:formula="of:=[.H33]*[.$Y$4]" office:value-type="float" office:value="11000">
            <text:p>11000</text:p>
          </table:table-cell>
          <table:table-cell table:number-columns-repeated="2"/>
          <table:table-cell table:style-name="ce6"/>
          <table:table-cell table:number-columns-repeated="999"/>
        </table:table-row>
        <table:table-row table:style-name="ro2">
          <table:table-cell table:style-name="ce22" office:value-type="string">
            <text:p>Heavy Plasma Cost</text:p>
          </table:table-cell>
          <table:table-cell table:style-name="ce22" office:value-type="float" office:value="134000">
            <text:p>13400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6">
            <text:p>6</text:p>
          </table:table-cell>
          <table:table-cell table:style-name="ce6" table:formula="of:=[.B34]/[.$B$5]" office:value-type="percentage" office:value="0.0223333333333333">
            <text:p>2,23%</text:p>
          </table:table-cell>
          <table:table-cell table:style-name="ce26" table:formula="of:=[.C34]/[.$C$57]" office:value-type="percentage" office:value="0.0102459016393443">
            <text:p>1,02%</text:p>
          </table:table-cell>
          <table:table-cell table:style-name="ce26" table:formula="of:=[.D34]/[.$D$57]" office:value-type="percentage" office:value="0.0545454545454545">
            <text:p>5,45%</text:p>
          </table:table-cell>
          <table:table-cell table:style-name="ce22" office:value-type="float" office:value="250">
            <text:p>250</text:p>
          </table:table-cell>
          <table:table-cell table:number-columns-repeated="2" table:style-name="ce22" office:value-type="float" office:value="30">
            <text:p>30</text:p>
          </table:table-cell>
          <table:table-cell table:style-name="ce6" table:formula="of:=[.H34]/[.$H$5]" office:value-type="percentage" office:value="0.25">
            <text:p>25,00%</text:p>
          </table:table-cell>
          <table:table-cell table:style-name="ce26" table:formula="of:=[.I34]/[.$I$57]" office:value-type="percentage" office:value="0.181159420289855">
            <text:p>18,12%</text:p>
          </table:table-cell>
          <table:table-cell table:style-name="ce26" table:formula="of:=[.J34]/[.$J$57]" office:value-type="percentage" office:value="0.436046511627907">
            <text:p>43,60%</text:p>
          </table:table-cell>
          <table:table-cell table:formula="of:=IF([.E34]&lt;[.K34];[.$H$2];[.$B$2])" office:value-type="string" office:string-value="EU2012">
            <text:p>EU2012</text:p>
          </table:table-cell>
          <table:table-cell table:style-name="ce28" table:formula="of:=[.K34]/[.E34]" office:value-type="float" office:value="11.1940298507463">
            <text:p>11,2</text:p>
          </table:table-cell>
          <table:table-cell table:style-name="ce28" table:formula="of:=[.L34]/[.F34]" office:value-type="float" office:value="17.6811594202899">
            <text:p>17,7</text:p>
          </table:table-cell>
          <table:table-cell table:style-name="ce28" table:formula="of:=[.M34]/[.G34]" office:value-type="float" office:value="7.99418604651163">
            <text:p>8,0</text:p>
          </table:table-cell>
          <table:table-cell table:formula="of:=([.B34]/[.$X$4])*[.O34]" office:value-type="float" office:value="11000">
            <text:p>11000</text:p>
          </table:table-cell>
          <table:table-cell table:style-name="ce22" table:number-columns-repeated="2"/>
          <table:table-cell table:style-name="ce6" table:formula="of:=[.R34]/[.$R$5]" office:value-type="percentage" office:value="0.25">
            <text:p>25,00%</text:p>
          </table:table-cell>
          <table:table-cell table:style-name="ce22" table:number-columns-repeated="999"/>
        </table:table-row>
        <table:table-row table:style-name="ro2">
          <table:table-cell office:value-type="string">
            <text:p>Medi-Kit</text:p>
          </table:table-cell>
          <table:table-cell office:value-type="float" office:value="28000">
            <text:p>28000</text:p>
          </table:table-cell>
          <table:table-cell table:number-columns-repeated="2"/>
          <table:table-cell table:style-name="ce6" table:formula="of:=[.B35]/[.$B$5]" office:value-type="percentage" office:value="0.00466666666666667">
            <text:p>0,47%</text:p>
          </table:table-cell>
          <table:table-cell table:style-name="ce6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6" table:formula="of:=[.H35]/[.$H$5]" office:value-type="percentage" office:value="0.025">
            <text:p>2,50%</text:p>
          </table:table-cell>
          <table:table-cell table:number-columns-repeated="2"/>
          <table:table-cell table:formula="of:=IF([.E35]&lt;[.K35];[.$H$2];[.$B$2])" office:value-type="string" office:string-value="EU2012">
            <text:p>EU2012</text:p>
          </table:table-cell>
          <table:table-cell table:style-name="ce28" table:formula="of:=[.K35]/[.E35]" office:value-type="float" office:value="5.35714285714286">
            <text:p>5,4</text:p>
          </table:table-cell>
          <table:table-cell table:number-columns-repeated="2"/>
          <table:table-cell table:formula="of:=([.B35]/[.$X$4])*[.O35]" office:value-type="float" office:value="1100">
            <text:p>1100</text:p>
          </table:table-cell>
          <table:table-cell table:number-columns-repeated="2"/>
          <table:table-cell table:style-name="ce6" table:formula="of:=[.R35]/[.$R$5]" office:value-type="percentage" office:value="0.025">
            <text:p>2,50%</text:p>
          </table:table-cell>
          <table:table-cell table:number-columns-repeated="999"/>
        </table:table-row>
        <table:table-row table:style-name="ro2">
          <table:table-cell table:number-columns-repeated="4"/>
          <table:table-cell table:style-name="ce6" table:number-columns-repeated="3"/>
          <table:table-cell table:number-columns-repeated="3"/>
          <table:table-cell table:style-name="ce6"/>
          <table:table-cell table:number-columns-repeated="9"/>
          <table:table-cell table:style-name="ce6"/>
          <table:table-cell table:number-columns-repeated="999"/>
        </table:table-row>
        <table:table-row table:style-name="ro2">
          <table:table-cell office:value-type="string">
            <text:p>Alien Alloys Cost</text:p>
          </table:table-cell>
          <table:table-cell office:value-type="float" office:value="3000">
            <text:p>3000</text:p>
          </table:table-cell>
          <table:table-cell table:number-columns-repeated="2"/>
          <table:table-cell table:style-name="ce6" table:formula="of:=[.B37]/[.$B$5]" office:value-type="percentage" office:value="0.0005">
            <text:p>0,05%</text:p>
          </table:table-cell>
          <table:table-cell table:style-name="ce6" table:number-columns-repeated="2"/>
          <table:table-cell table:style-name="ce11" office:value-type="string">
            <text:p>-</text:p>
          </table:table-cell>
          <table:table-cell table:number-columns-repeated="2"/>
          <table:table-cell table:style-name="ce6"/>
          <table:table-cell table:number-columns-repeated="9"/>
          <table:table-cell table:style-name="ce6"/>
          <table:table-cell table:number-columns-repeated="999"/>
        </table:table-row>
        <table:table-row table:style-name="ro2">
          <table:table-cell table:style-name="ce22" office:value-type="string">
            <text:p>Alien Alloys Sell</text:p>
          </table:table-cell>
          <table:table-cell table:style-name="ce22" office:value-type="float" office:value="6500">
            <text:p>6500</text:p>
          </table:table-cell>
          <table:table-cell table:style-name="ce22" table:number-columns-repeated="2"/>
          <table:table-cell table:style-name="ce6" table:formula="of:=[.B38]/[.$B$5]" office:value-type="percentage" office:value="0.00108333333333333">
            <text:p>0,11%</text:p>
          </table:table-cell>
          <table:table-cell table:style-name="ce26" table:number-columns-repeated="2"/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style-name="ce6" table:formula="of:=[.H38]/[.$H$5]" office:value-type="percentage" office:value="0.002">
            <text:p>0,20%</text:p>
          </table:table-cell>
          <table:table-cell table:style-name="ce22" table:number-columns-repeated="2"/>
          <table:table-cell table:formula="of:=IF([.E38]&lt;[.K38];[.$H$2];[.$B$2])" office:value-type="string" office:string-value="EU2012">
            <text:p>EU2012</text:p>
          </table:table-cell>
          <table:table-cell table:style-name="ce28" table:formula="of:=[.K38]/[.E38]" office:value-type="float" office:value="1.84615384615385">
            <text:p>1,8</text:p>
          </table:table-cell>
          <table:table-cell table:style-name="ce22" table:number-columns-repeated="2"/>
          <table:table-cell table:formula="of:=([.B38]/[.$X$4])*[.O38]" office:value-type="float" office:value="88">
            <text:p>88</text:p>
          </table:table-cell>
          <table:table-cell table:style-name="ce22" table:number-columns-repeated="2"/>
          <table:table-cell table:style-name="ce6" table:formula="of:=[.R38]/[.$R$5]" office:value-type="percentage" office:value="0.002">
            <text:p>0,20%</text:p>
          </table:table-cell>
          <table:table-cell table:style-name="ce22" table:number-columns-repeated="999"/>
        </table:table-row>
        <table:table-row table:style-name="ro2">
          <table:table-cell table:style-name="ce22" office:value-type="string">
            <text:p>Elerium Sell</text:p>
          </table:table-cell>
          <table:table-cell table:style-name="ce22" office:value-type="float" office:value="5000">
            <text:p>5000</text:p>
          </table:table-cell>
          <table:table-cell table:style-name="ce22" table:number-columns-repeated="2"/>
          <table:table-cell table:style-name="ce6" table:formula="of:=[.B39]/[.$B$5]" office:value-type="percentage" office:value="0.000833333333333333">
            <text:p>0,08%</text:p>
          </table:table-cell>
          <table:table-cell table:style-name="ce26" table:number-columns-repeated="2"/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style-name="ce6" table:formula="of:=[.H39]/[.$H$5]" office:value-type="percentage" office:value="0.003">
            <text:p>0,30%</text:p>
          </table:table-cell>
          <table:table-cell table:style-name="ce22" table:number-columns-repeated="2"/>
          <table:table-cell table:formula="of:=IF([.E39]&lt;[.K39];[.$H$2];[.$B$2])" office:value-type="string" office:string-value="EU2012">
            <text:p>EU2012</text:p>
          </table:table-cell>
          <table:table-cell table:style-name="ce28" table:formula="of:=[.K39]/[.E39]" office:value-type="float" office:value="3.6">
            <text:p>3,6</text:p>
          </table:table-cell>
          <table:table-cell table:style-name="ce22" table:number-columns-repeated="2"/>
          <table:table-cell table:formula="of:=([.B39]/[.$X$4])*[.O39]" office:value-type="float" office:value="132">
            <text:p>132</text:p>
          </table:table-cell>
          <table:table-cell table:style-name="ce22" table:number-columns-repeated="2"/>
          <table:table-cell table:style-name="ce6" table:formula="of:=[.R39]/[.$R$5]" office:value-type="percentage" office:value="0.003">
            <text:p>0,30%</text:p>
          </table:table-cell>
          <table:table-cell table:style-name="ce22" table:number-columns-repeated="999"/>
        </table:table-row>
        <table:table-row table:style-name="ro2">
          <table:table-cell table:style-name="ce22" office:value-type="string">
            <text:p>UFO Power Source Sell</text:p>
          </table:table-cell>
          <table:table-cell table:style-name="ce22" office:value-type="float" office:value="250000">
            <text:p>250000</text:p>
          </table:table-cell>
          <table:table-cell table:style-name="ce22" table:number-columns-repeated="2"/>
          <table:table-cell table:style-name="ce6" table:formula="of:=[.B40]/[.$B$5]" office:value-type="percentage" office:value="0.0416666666666667">
            <text:p>4,17%</text:p>
          </table:table-cell>
          <table:table-cell table:style-name="ce26" table:number-columns-repeated="2"/>
          <table:table-cell table:style-name="ce22" office:value-type="float" office:value="75">
            <text:p>75</text:p>
          </table:table-cell>
          <table:table-cell table:style-name="ce22" table:number-columns-repeated="2"/>
          <table:table-cell table:style-name="ce6" table:formula="of:=[.H40]/[.$H$5]" office:value-type="percentage" office:value="0.075">
            <text:p>7,50%</text:p>
          </table:table-cell>
          <table:table-cell table:style-name="ce22" table:number-columns-repeated="2"/>
          <table:table-cell table:formula="of:=IF([.E40]&lt;[.K40];[.$H$2];[.$B$2])" office:value-type="string" office:string-value="EU2012">
            <text:p>EU2012</text:p>
          </table:table-cell>
          <table:table-cell table:style-name="ce28" table:formula="of:=[.K40]/[.E40]" office:value-type="float" office:value="1.8">
            <text:p>1,8</text:p>
          </table:table-cell>
          <table:table-cell table:style-name="ce22" table:number-columns-repeated="2"/>
          <table:table-cell table:formula="of:=([.B40]/[.$X$4])*[.O40]" office:value-type="float" office:value="3300">
            <text:p>3300</text:p>
          </table:table-cell>
          <table:table-cell table:style-name="ce22" table:number-columns-repeated="2"/>
          <table:table-cell table:style-name="ce6" table:formula="of:=[.R40]/[.$R$5]" office:value-type="percentage" office:value="0.075">
            <text:p>7,50%</text:p>
          </table:table-cell>
          <table:table-cell table:style-name="ce22" table:number-columns-repeated="999"/>
        </table:table-row>
        <table:table-row table:style-name="ro2">
          <table:table-cell table:style-name="ce22" office:value-type="string">
            <text:p>UFO Navgation Sell</text:p>
          </table:table-cell>
          <table:table-cell table:style-name="ce22" office:value-type="float" office:value="80000">
            <text:p>80000</text:p>
          </table:table-cell>
          <table:table-cell table:style-name="ce22" table:number-columns-repeated="2"/>
          <table:table-cell table:style-name="ce6" table:formula="of:=[.B41]/[.$B$5]" office:value-type="percentage" office:value="0.0133333333333333">
            <text:p>1,33%</text:p>
          </table:table-cell>
          <table:table-cell table:style-name="ce26" table:number-columns-repeated="2"/>
          <table:table-cell table:style-name="ce22" office:value-type="float" office:value="40">
            <text:p>40</text:p>
          </table:table-cell>
          <table:table-cell table:style-name="ce22" table:number-columns-repeated="2"/>
          <table:table-cell table:style-name="ce6" table:formula="of:=[.H41]/[.$H$5]" office:value-type="percentage" office:value="0.04">
            <text:p>4,00%</text:p>
          </table:table-cell>
          <table:table-cell table:style-name="ce22" table:number-columns-repeated="2"/>
          <table:table-cell table:formula="of:=IF([.E41]&lt;[.K41];[.$H$2];[.$B$2])" office:value-type="string" office:string-value="EU2012">
            <text:p>EU2012</text:p>
          </table:table-cell>
          <table:table-cell table:style-name="ce28" table:formula="of:=[.K41]/[.E41]" office:value-type="float" office:value="3">
            <text:p>3,0</text:p>
          </table:table-cell>
          <table:table-cell table:style-name="ce22" table:number-columns-repeated="2"/>
          <table:table-cell table:formula="of:=([.B41]/[.$X$4])*[.O41]" office:value-type="float" office:value="1760">
            <text:p>1760</text:p>
          </table:table-cell>
          <table:table-cell table:style-name="ce22" table:number-columns-repeated="2"/>
          <table:table-cell table:style-name="ce6" table:formula="of:=[.R41]/[.$R$5]" office:value-type="percentage" office:value="0.04">
            <text:p>4,00%</text:p>
          </table:table-cell>
          <table:table-cell table:style-name="ce22" table:number-columns-repeated="999"/>
        </table:table-row>
        <table:table-row table:style-name="ro2">
          <table:table-cell office:value-type="string">
            <text:p>Alien Food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6" table:formula="of:=[.B42]/[.$B$5]" office:value-type="percentage" office:value="0.000833333333333333">
            <text:p>0,08%</text:p>
          </table:table-cell>
          <table:table-cell table:style-name="ce6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6" table:formula="of:=[.H42]/[.$H$5]" office:value-type="percentage" office:value="0.01">
            <text:p>1,00%</text:p>
          </table:table-cell>
          <table:table-cell table:number-columns-repeated="2"/>
          <table:table-cell table:formula="of:=IF([.E42]&lt;[.K42];[.$H$2];[.$B$2])" office:value-type="string" office:string-value="EU2012">
            <text:p>EU2012</text:p>
          </table:table-cell>
          <table:table-cell table:style-name="ce28" table:formula="of:=[.K42]/[.E42]" office:value-type="float" office:value="12">
            <text:p>12,0</text:p>
          </table:table-cell>
          <table:table-cell table:number-columns-repeated="2"/>
          <table:table-cell table:formula="of:=([.B42]/[.$X$4])*[.O42]" office:value-type="float" office:value="440">
            <text:p>440</text:p>
          </table:table-cell>
          <table:table-cell table:number-columns-repeated="2"/>
          <table:table-cell table:style-name="ce6" table:formula="of:=[.R42]/[.$R$5]" office:value-type="percentage" office:value="0.01">
            <text:p>1,00%</text:p>
          </table:table-cell>
          <table:table-cell table:number-columns-repeated="999"/>
        </table:table-row>
        <table:table-row table:style-name="ro2">
          <table:table-cell office:value-type="string">
            <text:p>Alien Entertainment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6" table:formula="of:=[.B43]/[.$B$5]" office:value-type="percentage" office:value="0.00333333333333333">
            <text:p>0,33%</text:p>
          </table:table-cell>
          <table:table-cell table:style-name="ce6" table:number-columns-repeated="2"/>
          <table:table-cell office:value-type="float" office:value="17">
            <text:p>17</text:p>
          </table:table-cell>
          <table:table-cell table:number-columns-repeated="2"/>
          <table:table-cell table:style-name="ce6" table:formula="of:=[.H43]/[.$H$5]" office:value-type="percentage" office:value="0.017">
            <text:p>1,70%</text:p>
          </table:table-cell>
          <table:table-cell table:number-columns-repeated="2"/>
          <table:table-cell table:formula="of:=IF([.E43]&lt;[.K43];[.$H$2];[.$B$2])" office:value-type="string" office:string-value="EU2012">
            <text:p>EU2012</text:p>
          </table:table-cell>
          <table:table-cell table:style-name="ce28" table:formula="of:=[.K43]/[.E43]" office:value-type="float" office:value="5.1">
            <text:p>5,1</text:p>
          </table:table-cell>
          <table:table-cell table:number-columns-repeated="2"/>
          <table:table-cell table:formula="of:=([.B43]/[.$X$4])*[.O43]" office:value-type="float" office:value="748">
            <text:p>748</text:p>
          </table:table-cell>
          <table:table-cell table:number-columns-repeated="2"/>
          <table:table-cell table:style-name="ce6" table:formula="of:=[.R43]/[.$R$5]" office:value-type="percentage" office:value="0.017">
            <text:p>1,70%</text:p>
          </table:table-cell>
          <table:table-cell table:number-columns-repeated="999"/>
        </table:table-row>
        <table:table-row table:style-name="ro2">
          <table:table-cell office:value-type="string">
            <text:p>Alien Surgery</text:p>
          </table:table-cell>
          <table:table-cell office:value-type="float" office:value="38000">
            <text:p>38000</text:p>
          </table:table-cell>
          <table:table-cell table:number-columns-repeated="2"/>
          <table:table-cell table:style-name="ce6" table:formula="of:=[.B44]/[.$B$5]" office:value-type="percentage" office:value="0.00633333333333333">
            <text:p>0,63%</text:p>
          </table:table-cell>
          <table:table-cell table:style-name="ce6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6" table:formula="of:=[.H44]/[.$H$5]" office:value-type="percentage" office:value="0.025">
            <text:p>2,50%</text:p>
          </table:table-cell>
          <table:table-cell table:number-columns-repeated="2"/>
          <table:table-cell table:formula="of:=IF([.E44]&lt;[.K44];[.$H$2];[.$B$2])" office:value-type="string" office:string-value="EU2012">
            <text:p>EU2012</text:p>
          </table:table-cell>
          <table:table-cell table:style-name="ce28" table:formula="of:=[.K44]/[.E44]" office:value-type="float" office:value="3.94736842105263">
            <text:p>3,9</text:p>
          </table:table-cell>
          <table:table-cell table:number-columns-repeated="2"/>
          <table:table-cell table:formula="of:=([.B44]/[.$X$4])*[.O44]" office:value-type="float" office:value="1100">
            <text:p>1100</text:p>
          </table:table-cell>
          <table:table-cell table:number-columns-repeated="2"/>
          <table:table-cell table:style-name="ce6" table:formula="of:=[.R44]/[.$R$5]" office:value-type="percentage" office:value="0.025">
            <text:p>2,50%</text:p>
          </table:table-cell>
          <table:table-cell table:number-columns-repeated="999"/>
        </table:table-row>
        <table:table-row table:style-name="ro2">
          <table:table-cell office:value-type="string">
            <text:p>Min Corpse Sell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6" table:formula="of:=[.B45]/[.$B$5]" office:value-type="percentage" office:value="0.00333333333333333">
            <text:p>0,33%</text:p>
          </table:table-cell>
          <table:table-cell table:style-name="ce6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6" table:formula="of:=[.H45]/[.$H$5]" office:value-type="percentage" office:value="0.002">
            <text:p>0,20%</text:p>
          </table:table-cell>
          <table:table-cell table:number-columns-repeated="2"/>
          <table:table-cell table:formula="of:=IF([.E45]&lt;=[.K45];[.$H$2];[.$B$2])" office:value-type="string" office:string-value="Original">
            <text:p>Original</text:p>
          </table:table-cell>
          <table:table-cell table:style-name="ce28" table:formula="of:=[.K45]/[.E45]" office:value-type="float" office:value="0.6">
            <text:p>0,6</text:p>
          </table:table-cell>
          <table:table-cell table:number-columns-repeated="2"/>
          <table:table-cell table:formula="of:=([.B45]/[.$X$4])*[.O45]" office:value-type="float" office:value="88">
            <text:p>88</text:p>
          </table:table-cell>
          <table:table-cell table:number-columns-repeated="2"/>
          <table:table-cell table:style-name="ce6" table:formula="of:=[.R45]/[.$R$5]" office:value-type="percentage" office:value="0.002">
            <text:p>0,20%</text:p>
          </table:table-cell>
          <table:table-cell table:number-columns-repeated="999"/>
        </table:table-row>
        <table:table-row table:style-name="ro2">
          <table:table-cell table:style-name="ce22" office:value-type="string">
            <text:p>Avg. Corpse Sell</text:p>
          </table:table-cell>
          <table:table-cell table:style-name="ce22" office:value-type="float" office:value="50000">
            <text:p>50000</text:p>
          </table:table-cell>
          <table:table-cell table:style-name="ce22" table:number-columns-repeated="2"/>
          <table:table-cell table:style-name="ce6" table:formula="of:=[.B46]/[.$B$5]" office:value-type="percentage" office:value="0.00833333333333333">
            <text:p>0,83%</text:p>
          </table:table-cell>
          <table:table-cell table:style-name="ce26" table:number-columns-repeated="2"/>
          <table:table-cell table:style-name="ce22" office:value-type="float" office:value="6">
            <text:p>6</text:p>
          </table:table-cell>
          <table:table-cell table:style-name="ce22" table:number-columns-repeated="2"/>
          <table:table-cell table:style-name="ce6" table:formula="of:=[.H46]/[.$H$5]" office:value-type="percentage" office:value="0.006">
            <text:p>0,60%</text:p>
          </table:table-cell>
          <table:table-cell table:style-name="ce22" table:number-columns-repeated="2"/>
          <table:table-cell table:formula="of:=IF([.E46]&lt;[.K46];[.$H$2];[.$B$2])" office:value-type="string" office:string-value="Original">
            <text:p>Original</text:p>
          </table:table-cell>
          <table:table-cell table:style-name="ce28" table:formula="of:=[.K46]/[.E46]" office:value-type="float" office:value="0.72">
            <text:p>0,7</text:p>
          </table:table-cell>
          <table:table-cell table:style-name="ce22" table:number-columns-repeated="2"/>
          <table:table-cell table:formula="of:=([.B46]/[.$X$4])*[.O46]" office:value-type="float" office:value="264">
            <text:p>264</text:p>
          </table:table-cell>
          <table:table-cell table:style-name="ce22" table:number-columns-repeated="2"/>
          <table:table-cell table:style-name="ce6" table:formula="of:=[.R46]/[.$R$5]" office:value-type="percentage" office:value="0.006">
            <text:p>0,60%</text:p>
          </table:table-cell>
          <table:table-cell table:style-name="ce22" table:number-columns-repeated="999"/>
        </table:table-row>
        <table:table-row table:style-name="ro2">
          <table:table-cell office:value-type="string">
            <text:p>Max Corpse Sell</text:p>
          </table:table-cell>
          <table:table-cell office:value-type="float" office:value="80000">
            <text:p>80000</text:p>
          </table:table-cell>
          <table:table-cell table:number-columns-repeated="2"/>
          <table:table-cell table:style-name="ce6" table:formula="of:=[.B47]/[.$B$5]" office:value-type="percentage" office:value="0.0133333333333333">
            <text:p>1,33%</text:p>
          </table:table-cell>
          <table:table-cell table:style-name="ce6"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6" table:formula="of:=[.H47]/[.$H$5]" office:value-type="percentage" office:value="0.015">
            <text:p>1,50%</text:p>
          </table:table-cell>
          <table:table-cell table:number-columns-repeated="2"/>
          <table:table-cell table:formula="of:=IF([.E47]&lt;[.K47];[.$H$2];[.$B$2])" office:value-type="string" office:string-value="EU2012">
            <text:p>EU2012</text:p>
          </table:table-cell>
          <table:table-cell table:style-name="ce28" table:formula="of:=[.K47]/[.E47]" office:value-type="float" office:value="1.125">
            <text:p>1,1</text:p>
          </table:table-cell>
          <table:table-cell table:number-columns-repeated="2"/>
          <table:table-cell table:formula="of:=([.B47]/[.$X$4])*[.O47]" office:value-type="float" office:value="660">
            <text:p>660</text:p>
          </table:table-cell>
          <table:table-cell table:number-columns-repeated="2"/>
          <table:table-cell table:style-name="ce6" table:formula="of:=[.R47]/[.$R$5]" office:value-type="percentage" office:value="0.015">
            <text:p>1,50%</text:p>
          </table:table-cell>
          <table:table-cell table:number-columns-repeated="999"/>
        </table:table-row>
        <table:table-row table:style-name="ro2">
          <table:table-cell office:value-type="string">
            <text:p>Mind Probe</text:p>
          </table:table-cell>
          <table:table-cell office:value-type="float" office:value="304000">
            <text:p>304000</text:p>
          </table:table-cell>
          <table:table-cell table:number-columns-repeated="2"/>
          <table:table-cell table:style-name="ce6" table:formula="of:=[.B48]/[.$B$5]" office:value-type="percentage" office:value="0.0506666666666667">
            <text:p>5,07%</text:p>
          </table:table-cell>
          <table:table-cell table:style-name="ce6" table:number-columns-repeated="2"/>
          <table:table-cell/>
          <table:table-cell table:number-columns-repeated="2"/>
          <table:table-cell table:style-name="ce6" table:formula="of:=[.H48]/[.$H$5]" office:value-type="percentage" office:value="0">
            <text:p>0,00%</text:p>
          </table:table-cell>
          <table:table-cell table:number-columns-repeated="3"/>
          <table:table-cell table:style-name="ce8"/>
          <table:table-cell table:number-columns-repeated="1005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Small/Med. Scout Recovery</text:p>
          </table:table-cell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Large Scout Recovery</text:p>
          </table:table-cell>
          <table:table-cell/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2">
          <table:table-cell office:value-type="string">
            <text:p>Supply Ship</text:p>
          </table:table-cell>
          <table:table-cell/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office:value-type="string">
            <text:p>Abductor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184">
            <text:p>18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2">
          <table:table-cell office:value-type="string">
            <text:p>Battleship UFO Recovery</text:p>
          </table:table-cell>
          <table:table-cell/>
          <table:table-cell office:value-type="float" office:value="231">
            <text:p>231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Min UFO</text:p>
          </table:table-cell>
          <table:table-cell/>
          <table:table-cell table:formula="of:=MIN([.C50:.C54])" office:value-type="float" office:value="11">
            <text:p>11</text:p>
          </table:table-cell>
          <table:table-cell table:formula="of:=MIN([.D50:.D54])" office:value-type="float" office:value="50">
            <text:p>50</text:p>
          </table:table-cell>
          <table:table-cell table:number-columns-repeated="4"/>
          <table:table-cell table:formula="of:=MIN([.I50:.I54])" office:value-type="float" office:value="50">
            <text:p>50</text:p>
          </table:table-cell>
          <table:table-cell table:formula="of:=MIN([.J50:.J54])" office:value-type="float" office:value="20">
            <text:p>20</text:p>
          </table:table-cell>
          <table:table-cell table:number-columns-repeated="1010"/>
        </table:table-row>
        <table:table-row table:style-name="ro2">
          <table:table-cell office:value-type="string">
            <text:p>Avg UFO</text:p>
          </table:table-cell>
          <table:table-cell/>
          <table:table-cell table:style-name="ce5" table:formula="of:=AVERAGE([.C50:.C54])" office:value-type="float" office:value="97.6">
            <text:p>98</text:p>
          </table:table-cell>
          <table:table-cell table:style-name="ce5" table:formula="of:=AVERAGE([.D50:.D54])" office:value-type="float" office:value="110">
            <text:p>110</text:p>
          </table:table-cell>
          <table:table-cell table:number-columns-repeated="4"/>
          <table:table-cell table:style-name="ce5" table:formula="of:=AVERAGE([.I50:.I54])" office:value-type="float" office:value="165.6">
            <text:p>166</text:p>
          </table:table-cell>
          <table:table-cell table:style-name="ce5" table:formula="of:=AVERAGE([.J50:.J54])" office:value-type="float" office:value="68.8">
            <text:p>69</text:p>
          </table:table-cell>
          <table:table-cell table:number-columns-repeated="1010"/>
        </table:table-row>
        <table:table-row table:style-name="ro2">
          <table:table-cell office:value-type="string">
            <text:p>Max UFO</text:p>
          </table:table-cell>
          <table:table-cell/>
          <table:table-cell table:formula="of:=MAX([.C50:.C54])" office:value-type="float" office:value="231">
            <text:p>231</text:p>
          </table:table-cell>
          <table:table-cell table:formula="of:=MAX([.D50:.D54])" office:value-type="float" office:value="200">
            <text:p>200</text:p>
          </table:table-cell>
          <table:table-cell table:number-columns-repeated="4"/>
          <table:table-cell table:formula="of:=MAX([.I50:.I54])" office:value-type="float" office:value="250">
            <text:p>250</text:p>
          </table:table-cell>
          <table:table-cell table:formula="of:=MAX([.J50:.J54])"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Notes:</text:p>
          </table:table-cell>
          <table:table-cell office:value-type="string">
            <text:p>Disable selling economy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Disable alien alloy production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Make stuff more expensive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12" office:value-type="string">
            <text:p>Items</text:p>
          </table:table-cell>
          <table:table-cell table:style-name="ce12" office:value-type="string">
            <text:p>Source</text:p>
          </table:table-cell>
          <table:table-cell table:number-columns-repeated="1018"/>
        </table:table-row>
        <table:table-row table:style-name="ro2">
          <table:table-cell office:value-type="string">
            <text:p>Conventional Weapons &amp; Armor</text:p>
          </table:table-cell>
          <table:table-cell office:value-type="string">
            <text:p>Store</text:p>
          </table:table-cell>
          <table:table-cell table:number-columns-repeated="1018"/>
        </table:table-row>
        <table:table-row table:style-name="ro2">
          <table:table-cell office:value-type="string">
            <text:p>Grenades</text:p>
          </table:table-cell>
          <table:table-cell office:value-type="string">
            <text:p>???</text:p>
          </table:table-cell>
          <table:table-cell table:number-columns-repeated="1018"/>
        </table:table-row>
        <table:table-row table:style-name="ro2">
          <table:table-cell office:value-type="string">
            <text:p>Laser/Plasma Weapons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2">
          <table:table-cell office:value-type="string">
            <text:p>T2 &amp; T3 Armor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2">
          <table:table-cell office:value-type="string">
            <text:p>Skulljack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2">
          <table:table-cell office:value-type="string">
            <text:p>Blaster Launcher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2">
          <table:table-cell office:value-type="string">
            <text:p>Alien Alloys/Elerium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2">
          <table:table-cell office:value-type="string">
            <text:p>Alien Grenades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2" table:number-rows-repeated="3">
          <table:table-cell table:number-columns-repeated="1020"/>
        </table:table-row>
        <table:table-row table:style-name="ro2">
          <table:table-cell office:value-type="string">
            <text:p>Initial Funding</text:p>
          </table:table-cell>
          <table:table-cell office:value-type="float" office:value="32">
            <text:p>32</text:p>
          </table:table-cell>
          <table:table-cell table:style-name="ce8" table:formula="of:=([.B76]-[.B94])/COUNT([.B78:.B93])" office:value-type="float" office:value="0">
            <text:p>0,00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1">
          <table:table-cell table:style-name="ce23" office:value-type="string">
            <text:p>US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1200">
            <text:p>1200</text:p>
          </table:table-cell>
          <table:table-cell table:style-name="ce24" office:value-type="float" office:value="891">
            <text:p>891</text:p>
          </table:table-cell>
          <table:table-cell table:style-name="ce5" table:formula="of:=[.B7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Russ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60">
            <text:p>460</text:p>
          </table:table-cell>
          <table:table-cell table:style-name="ce24" office:value-type="float" office:value="338">
            <text:p>338</text:p>
          </table:table-cell>
          <table:table-cell table:style-name="ce5" table:formula="of:=[.B7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UK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80">
            <text:p>480</text:p>
          </table:table-cell>
          <table:table-cell table:style-name="ce24" office:value-type="float" office:value="353">
            <text:p>353</text:p>
          </table:table-cell>
          <table:table-cell table:style-name="ce5" table:formula="of:=[.B8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France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40">
            <text:p>640</text:p>
          </table:table-cell>
          <table:table-cell table:style-name="ce24" office:value-type="float" office:value="473">
            <text:p>473</text:p>
          </table:table-cell>
          <table:table-cell table:style-name="ce5" table:formula="of:=[.B8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Germany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00">
            <text:p>500</text:p>
          </table:table-cell>
          <table:table-cell table:style-name="ce24" office:value-type="float" office:value="368">
            <text:p>368</text:p>
          </table:table-cell>
          <table:table-cell table:style-name="ce5" table:formula="of:=[.B8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Italy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20">
            <text:p>320</text:p>
          </table:table-cell>
          <table:table-cell table:style-name="ce24" office:value-type="float" office:value="233">
            <text:p>233</text:p>
          </table:table-cell>
          <table:table-cell table:style-name="ce5" table:formula="of:=[.B83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Spain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80">
            <text:p>280</text:p>
          </table:table-cell>
          <table:table-cell table:style-name="ce24" office:value-type="float" office:value="203">
            <text:p>203</text:p>
          </table:table-cell>
          <table:table-cell table:style-name="ce5" table:formula="of:=[.B84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hin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490">
            <text:p>490</text:p>
          </table:table-cell>
          <table:table-cell table:style-name="ce24" office:value-type="float" office:value="361">
            <text:p>361</text:p>
          </table:table-cell>
          <table:table-cell table:style-name="ce5" table:formula="of:=[.B85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Japan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800">
            <text:p>800</text:p>
          </table:table-cell>
          <table:table-cell table:style-name="ce24" office:value-type="float" office:value="592">
            <text:p>592</text:p>
          </table:table-cell>
          <table:table-cell table:style-name="ce5" table:formula="of:=[.B86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Ind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00">
            <text:p>300</text:p>
          </table:table-cell>
          <table:table-cell table:style-name="ce24" office:value-type="float" office:value="218">
            <text:p>218</text:p>
          </table:table-cell>
          <table:table-cell table:style-name="ce5" table:formula="of:=[.B87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Brazil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00">
            <text:p>600</text:p>
          </table:table-cell>
          <table:table-cell table:style-name="ce24" office:value-type="float" office:value="443">
            <text:p>443</text:p>
          </table:table-cell>
          <table:table-cell table:style-name="ce5" table:formula="of:=[.B8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Austral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560">
            <text:p>560</text:p>
          </table:table-cell>
          <table:table-cell table:style-name="ce24" office:value-type="float" office:value="413">
            <text:p>413</text:p>
          </table:table-cell>
          <table:table-cell table:style-name="ce5" table:formula="of:=[.B8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Nigeri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60">
            <text:p>360</text:p>
          </table:table-cell>
          <table:table-cell table:style-name="ce24" office:value-type="float" office:value="264">
            <text:p>264</text:p>
          </table:table-cell>
          <table:table-cell table:style-name="ce5" table:formula="of:=[.B9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South Afric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20">
            <text:p>620</text:p>
          </table:table-cell>
          <table:table-cell table:style-name="ce24" office:value-type="float" office:value="458">
            <text:p>458</text:p>
          </table:table-cell>
          <table:table-cell table:style-name="ce5" table:formula="of:=[.B9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Egypt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20">
            <text:p>320</text:p>
          </table:table-cell>
          <table:table-cell table:style-name="ce24" office:value-type="float" office:value="233">
            <text:p>233</text:p>
          </table:table-cell>
          <table:table-cell table:style-name="ce5" table:formula="of:=[.B9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3" office:value-type="string">
            <text:p>Canada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20">
            <text:p>220</text:p>
          </table:table-cell>
          <table:table-cell table:style-name="ce24" office:value-type="float" office:value="158">
            <text:p>158</text:p>
          </table:table-cell>
          <table:table-cell table:style-name="ce5" table:formula="of:=[.B93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formula="of:=COUNT([.B78:.B93])*4" office:value-type="float" office:value="64">
            <text:p>64</text:p>
          </table:table-cell>
          <table:table-cell table:formula="of:=SUM([.B78:.B93])" office:value-type="float" office:value="32">
            <text:p>32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Startfunding</text:p>
          </table:table-cell>
          <table:table-cell table:formula="of:=((SUM([.B78:.B93])*0.75)*1000)-[.D113]" office:value-type="float" office:value="11800">
            <text:p>11800</text:p>
          </table:table-cell>
          <table:table-cell table:number-columns-repeated="1018"/>
        </table:table-row>
        <table:table-row table:style-name="ro2">
          <table:table-cell office:value-type="string">
            <text:p>Next month</text:p>
          </table:table-cell>
          <table:table-cell table:formula="of:=((SUM([.B78:.B93])*0.75)*1000)-[.D112]" office:value-type="float" office:value="10000">
            <text:p>10000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Starting Monthly Costs</text:p>
          </table:table-cell>
          <table:table-cell table:style-name="ce25"/>
          <table:table-cell table:number-columns-repeated="2"/>
          <table:table-cell office:value-type="string">
            <text:p>Buy Costs</text:p>
          </table:table-cell>
          <table:table-cell table:number-columns-repeated="1015"/>
        </table:table-row>
        <table:table-row table:style-name="ro2">
          <table:table-cell office:value-type="string">
            <text:p>Soldiers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table:formula="of:=[.C100]*[.B100]" office:value-type="float" office:value="1600">
            <text:p>1600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2">
          <table:table-cell office:value-type="string">
            <text:p>Scientists/Engineers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C101]*[.B101]" office:value-type="float" office:value="200">
            <text:p>200</text:p>
          </table:table-cell>
          <table:table-cell office:value-type="float" office:value="1000000">
            <text:p>1000000</text:p>
          </table:table-cell>
          <table:table-cell table:number-columns-repeated="1015"/>
        </table:table-row>
        <table:table-row table:style-name="ro2">
          <table:table-cell office:value-type="string">
            <text:p>Interceptor</text:p>
          </table:table-cell>
          <table:table-cell office:value-type="float" office:value="1300">
            <text:p>1300</text:p>
          </table:table-cell>
          <table:table-cell office:value-type="float" office:value="2">
            <text:p>2</text:p>
          </table:table-cell>
          <table:table-cell table:formula="of:=[.C102]*[.B102]" office:value-type="float" office:value="2600">
            <text:p>2600</text:p>
          </table:table-cell>
          <table:table-cell office:value-type="float" office:value="3000">
            <text:p>3000</text:p>
          </table:table-cell>
          <table:table-cell table:number-columns-repeated="1015"/>
        </table:table-row>
        <table:table-row table:style-name="ro2">
          <table:table-cell office:value-type="string">
            <text:p>Skyranger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table:formula="of:=[.C103]*[.B103]" office:value-type="float" office:value="1100">
            <text:p>11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Access Lift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C104]*[.B104]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2">
          <table:table-cell office:value-type="string">
            <text:p>Living Quarters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table:formula="of:=[.C105]*[.B105]" office:value-type="float" office:value="850">
            <text:p>85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Laboratory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table:formula="of:=[.C106]*[.B106]" office:value-type="float" office:value="950">
            <text:p>95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Workshop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formula="of:=[.C107]*[.B107]" office:value-type="float" office:value="900">
            <text:p>90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Small Radar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table:formula="of:=[.C108]*[.B108]" office:value-type="float" office:value="800">
            <text:p>800</text:p>
          </table:table-cell>
          <table:table-cell office:value-type="float" office:value="5000">
            <text:p>5000</text:p>
          </table:table-cell>
          <table:table-cell table:number-columns-repeated="1015"/>
        </table:table-row>
        <table:table-row table:style-name="ro2">
          <table:table-cell office:value-type="string">
            <text:p>General Stores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formula="of:=[.C109]*[.B109]" office:value-type="float" office:value="600">
            <text:p>6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Hangar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table:formula="of:=[.C110]*[.B110]" office:value-type="float" office:value="3900">
            <text:p>3900</text:p>
          </table:table-cell>
          <table:table-cell office:value-type="float" office:value="8000">
            <text:p>8000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Total</text:p>
          </table:table-cell>
          <table:table-cell table:number-columns-repeated="2"/>
          <table:table-cell table:formula="of:=SUM([.D100:.D110])" office:value-type="float" office:value="14000">
            <text:p>14000</text:p>
          </table:table-cell>
          <table:table-cell table:formula="of:=SUM([.E100:.E110])" office:value-type="float" office:value="1031400">
            <text:p>1031400</text:p>
          </table:table-cell>
          <table:table-cell table:number-columns-repeated="1015"/>
        </table:table-row>
        <table:table-row table:style-name="ro2">
          <table:table-cell office:value-type="string">
            <text:p>First Month</text:p>
          </table:table-cell>
          <table:table-cell table:number-columns-repeated="2"/>
          <table:table-cell table:formula="of:=SUM([.D104:.D110])+SUM([.D102:.D103])" office:value-type="float" office:value="12200">
            <text:p>12200</text:p>
          </table:table-cell>
          <table:table-cell table:number-columns-repeated="1016"/>
        </table:table-row>
      </table:table>
      <table:table table:name="Items" table:style-name="ta1" table:print="false">
        <table:table-column table:style-name="co51" table:default-cell-style-name="Default"/>
        <table:table-column table:style-name="co65" table:default-cell-style-name="Default"/>
        <table:table-column table:style-name="co16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12" table:default-cell-style-name="Default"/>
        <table:table-column table:style-name="co68" table:default-cell-style-name="Default"/>
        <table:table-column table:style-name="co20" table:default-cell-style-name="Default"/>
        <table:table-row table:style-name="ro2">
          <table:table-cell office:value-type="string">
            <text:p>Item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/>
          <table:table-cell office:value-type="string">
            <text:p>Acquisition Gate</text:p>
          </table:table-cell>
          <table:table-cell office:value-type="string">
            <text:p>Value</text:p>
          </table:table-cell>
          <table:table-cell office:value-type="string">
            <text:p>Balance</text:p>
          </table:table-cell>
          <table:table-cell office:value-type="string">
            <text:p>Scripts</text:p>
          </table:table-cell>
          <table:table-cell office:value-type="string">
            <text:p>Battlescape</text:p>
          </table:table-cell>
          <table:table-cell office:value-type="string">
            <text:p>Ufopedia</text:p>
          </table:table-cell>
          <table:table-cell office:value-type="string">
            <text:p>SFX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Medi-Ki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office:value-type="string">
            <text:p>todo: healing ablative hp</text:p>
          </table:table-cell>
          <table:table-cell office:value-type="string">
            <text:p>Draf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Nano Medi-Kit</text:p>
          </table:table-cell>
          <table:table-cell office:value-type="string">
            <text:p>Snake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Nanoscale Ves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tasis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azmat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Plated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ellweave</text:p>
          </table:table-cell>
          <table:table-cell office:value-type="string">
            <text:p>Berserk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Bluescreen Rounds</text:p>
          </table:table-cell>
          <table:table-cell office:value-type="string">
            <text:p>Sectopo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Grenad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oximity Mine</text:p>
          </table:table-cell>
          <table:table-cell office:value-type="string">
            <text:p>Muton</text:p>
          </table:table-cell>
          <table:table-cell table:number-columns-repeated="6"/>
        </table:table-row>
        <table:table-row table:style-name="ro1">
          <table:table-cell office:value-type="string">
            <text:p>Flashbang Grenade</text:p>
          </table:table-cell>
          <table:table-cell office:value-type="string">
            <text:p>Reap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MP Grenade</text:p>
          </table:table-cell>
          <table:table-cell office:value-type="string">
            <text:p>Cyberdisc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Incendiary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Gas Grenade</text:p>
          </table:table-cell>
          <table:table-cell office:value-type="string">
            <text:p>Thin 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cid Grenade</text:p>
          </table:table-cell>
          <table:table-cell office:value-type="string">
            <text:p>Andromedo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Freeze Grenade</text:p>
          </table:table-cell>
          <table:table-cell office:value-type="string">
            <text:p>Muton Elite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moke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Alien Grenade</text:p>
          </table:table-cell>
          <table:table-cell office:value-type="string">
            <text:p>Salvage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Mimic Beacon</text:p>
          </table:table-cell>
          <table:table-cell office:value-type="string">
            <text:p>Chryssal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Motion Scanner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Mind Probe</text:p>
          </table:table-cell>
          <table:table-cell office:value-type="string">
            <text:p>Salvage</text:p>
          </table:table-cell>
          <table:table-cell table:number-columns-repeated="6"/>
        </table:table-row>
        <table:table-row table:style-name="ro1">
          <table:table-cell office:value-type="string">
            <text:p>Mind Shield</text:p>
          </table:table-cell>
          <table:table-cell office:value-type="string">
            <text:p>Ethereal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Secto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.C.O.P.E.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lectro Flar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si Amp</text:p>
          </table:table-cell>
          <table:table-cell office:value-type="string">
            <text:p>Psi Lab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lien Psi Amp</text:p>
          </table:table-cell>
          <table:table-cell office:value-type="string">
            <text:p>Ethereal Interrogation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word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office:value-type="string">
            <text:p>Pistol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Rifle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Shotgu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Sniper Rifl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Canno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Laser Sword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Pistol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Rifle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hotgun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nip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Las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lasma Sword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Pistol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Rifle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hotgun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nipe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Plasma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Kevlar Armor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edator Armo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Warden Armo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Archangel Armor</text:p>
          </table:table-cell>
          <table:table-cell office:value-type="string">
            <text:p>Floater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9" table:default-cell-style-name="Default"/>
        <table:table-column table:style-name="co69" table:default-cell-style-name="Default"/>
        <table:table-column table:style-name="co9" table:number-columns-repeated="4" table:default-cell-style-name="Default"/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office:value-type="string" table:number-columns-spanned="2" table:number-rows-spanned="1">
            <text:p>Damage Calculator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28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rget</text:p>
          </table:table-cell>
          <table:table-cell office:value-type="string">
            <text:p>HP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</table:table-row>
        <table:table-row table:style-name="ro2"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8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n Dmg.</text:p>
          </table:table-cell>
          <table:table-cell table:style-name="ce5" table:formula="of:=(([.D6]-([.D6]/100)*[.B6])*[.F10])-([.E10]*[.F6])" office:value-type="float" office:value="72">
            <text:p>72</text:p>
          </table:table-cell>
          <table:table-cell table:style-name="ce5" table:formula="of:=[.D13]*[.$E$6]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x Dmg.</text:p>
          </table:table-cell>
          <table:table-cell table:style-name="ce32" table:formula="of:=(([.D6]+([.D6]/100)*[.B6])*[.F10])-([.E10]*[.F6])" office:value-type="float" office:value="108">
            <text:p>108</text:p>
          </table:table-cell>
          <table:table-cell table:style-name="ce5" table:formula="of:=[.D14]*[.$E$6]" office:value-type="float" office:value="108">
            <text:p>10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vg. Dmg.</text:p>
          </table:table-cell>
          <table:table-cell table:style-name="ce5" table:formula="of:=([.D13]+[.D14])/2" office:value-type="float" office:value="90">
            <text:p>90</text:p>
          </table:table-cell>
          <table:table-cell table:style-name="ce5" table:formula="of:=[.D15]*[.$E$6]" office:value-type="float" office:value="90">
            <text:p>9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# Shots to kill</text:p>
          </table:table-cell>
          <table:table-cell table:style-name="ce28" table:formula="of:=[.D10]/[.E15]" office:value-type="float" office:value="0.555555555555556">
            <text:p>0,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8106" number:language="en" number:country="GB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16.03.2020</text:date>, <text:time>09:1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Ruzzoli</meta:initial-creator>
    <meta:creation-date>2020-02-12T22:22:53</meta:creation-date>
    <dc:date>2020-03-16T09:19:06</dc:date>
    <dc:creator>Felix Ruzzoli</dc:creator>
    <meta:editing-duration>P5DT3H32M32S</meta:editing-duration>
    <meta:editing-cycles>30</meta:editing-cycles>
    <meta:generator>OpenOffice/4.1.1$Unix OpenOffice.org_project/411m6$Build-9775</meta:generator>
    <meta:document-statistic meta:table-count="12" meta:cell-count="2010" meta:object-count="0"/>
    <meta:user-defined meta:name=""/>
  </office:meta>
</office:document-meta>
</file>